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71746" calcext:value-type="float">
            <text:p>0.271746</text:p>
          </table:table-cell>
          <table:table-cell table:number-columns-repeated="8" office:value-type="float" office:value="0.333333" calcext:value-type="float">
            <text:p>0.333333</text:p>
          </table:table-cell>
          <table:table-cell office:value-type="float" office:value="0.464127" calcext:value-type="float">
            <text:p>0.46412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40254" calcext:value-type="float">
            <text:p>0.3402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619" calcext:value-type="float">
            <text:p>0.07619</text:p>
          </table:table-cell>
          <table:table-cell office:value-type="float" office:value="0.289524" calcext:value-type="float">
            <text:p>0.289524</text:p>
          </table:table-cell>
          <table:table-cell table:number-columns-repeated="8" office:value-type="float" office:value="0.333333" calcext:value-type="float">
            <text:p>0.333333</text:p>
          </table:table-cell>
          <table:table-cell office:value-type="float" office:value="0.547937" calcext:value-type="float">
            <text:p>0.54793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50413" calcext:value-type="float">
            <text:p>0.3504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0.314286" calcext:value-type="float">
            <text:p>0.314286</text:p>
          </table:table-cell>
          <table:table-cell table:number-columns-repeated="7" office:value-type="float" office:value="0.333333" calcext:value-type="float">
            <text:p>0.333333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666032" calcext:value-type="float">
            <text:p>0.666032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368698" calcext:value-type="float">
            <text:p>0.3686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29524" calcext:value-type="float">
            <text:p>0.329524</text:p>
          </table:table-cell>
          <table:table-cell table:number-columns-repeated="6" office:value-type="float" office:value="0.333333" calcext:value-type="float">
            <text:p>0.333333</text:p>
          </table:table-cell>
          <table:table-cell office:value-type="float" office:value="0.368889" calcext:value-type="float">
            <text:p>0.368889</text:p>
          </table:table-cell>
          <table:table-cell office:value-type="float" office:value="0.617143" calcext:value-type="float">
            <text:p>0.617143</text:p>
          </table:table-cell>
          <table:table-cell office:value-type="float" office:value="0.676825" calcext:value-type="float">
            <text:p>0.676825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399238" calcext:value-type="float">
            <text:p>0.3992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0.315556" calcext:value-type="float">
            <text:p>0.315556</text:p>
          </table:table-cell>
          <table:table-cell table:number-columns-repeated="5" office:value-type="float" office:value="0.333333" calcext:value-type="float">
            <text:p>0.333333</text:p>
          </table:table-cell>
          <table:table-cell office:value-type="float" office:value="0.365714" calcext:value-type="float">
            <text:p>0.365714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665397" calcext:value-type="float">
            <text:p>0.665397</text:p>
          </table:table-cell>
          <table:table-cell office:value-type="float" office:value="0.681905" calcext:value-type="float">
            <text:p>0.681905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427619" calcext:value-type="float">
            <text:p>0.4276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31429" calcext:value-type="float">
            <text:p>0.331429</text:p>
          </table:table-cell>
          <table:table-cell table:number-columns-repeated="4" office:value-type="float" office:value="0.333333" calcext:value-type="float">
            <text:p>0.333333</text:p>
          </table:table-cell>
          <table:table-cell office:value-type="float" office:value="0.353651" calcext:value-type="float">
            <text:p>0.353651</text:p>
          </table:table-cell>
          <table:table-cell office:value-type="float" office:value="0.539048" calcext:value-type="float">
            <text:p>0.539048</text:p>
          </table:table-cell>
          <table:table-cell office:value-type="float" office:value="0.662222" calcext:value-type="float">
            <text:p>0.66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457524" calcext:value-type="float">
            <text:p>0.4575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.333333" calcext:value-type="float">
            <text:p>0.333333</text:p>
          </table:table-cell>
          <table:table-cell office:value-type="float" office:value="0.340952" calcext:value-type="float">
            <text:p>0.340952</text:p>
          </table:table-cell>
          <table:table-cell office:value-type="float" office:value="0.445079" calcext:value-type="float">
            <text:p>0.445079</text:p>
          </table:table-cell>
          <table:table-cell office:value-type="float" office:value="0.607619" calcext:value-type="float">
            <text:p>0.607619</text:p>
          </table:table-cell>
          <table:table-cell office:value-type="float" office:value="0.664762" calcext:value-type="float">
            <text:p>0.66476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47473" calcext:value-type="float">
            <text:p>0.4747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11111" calcext:value-type="float">
            <text:p>0.311111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46667" calcext:value-type="float">
            <text:p>0.346667</text:p>
          </table:table-cell>
          <table:table-cell office:value-type="float" office:value="0.485079" calcext:value-type="float">
            <text:p>0.485079</text:p>
          </table:table-cell>
          <table:table-cell office:value-type="float" office:value="0.624762" calcext:value-type="float">
            <text:p>0.624762</text:p>
          </table:table-cell>
          <table:table-cell office:value-type="float" office:value="0.665397" calcext:value-type="float">
            <text:p>0.66539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478857" calcext:value-type="float">
            <text:p>0.4788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.333333" calcext:value-type="float">
            <text:p>0.333333</text:p>
          </table:table-cell>
          <table:table-cell office:value-type="float" office:value="0.339683" calcext:value-type="float">
            <text:p>0.339683</text:p>
          </table:table-cell>
          <table:table-cell office:value-type="float" office:value="0.456508" calcext:value-type="float">
            <text:p>0.456508</text:p>
          </table:table-cell>
          <table:table-cell office:value-type="float" office:value="0.614603" calcext:value-type="float">
            <text:p>0.614603</text:p>
          </table:table-cell>
          <table:table-cell office:value-type="float" office:value="0.662222" calcext:value-type="float">
            <text:p>0.662222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02857" calcext:value-type="float">
            <text:p>0.702857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510921" calcext:value-type="float">
            <text:p>0.5109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33968" calcext:value-type="float">
            <text:p>0.333968</text:p>
          </table:table-cell>
          <table:table-cell office:value-type="float" office:value="0.443175" calcext:value-type="float">
            <text:p>0.443175</text:p>
          </table:table-cell>
          <table:table-cell office:value-type="float" office:value="0.600635" calcext:value-type="float">
            <text:p>0.600635</text:p>
          </table:table-cell>
          <table:table-cell office:value-type="float" office:value="0.656508" calcext:value-type="float">
            <text:p>0.656508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1746" calcext:value-type="float">
            <text:p>0.71746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541841" calcext:value-type="float">
            <text:p>0.5418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35238" calcext:value-type="float">
            <text:p>0.335238</text:p>
          </table:table-cell>
          <table:table-cell office:value-type="float" office:value="0.413333" calcext:value-type="float">
            <text:p>0.413333</text:p>
          </table:table-cell>
          <table:table-cell office:value-type="float" office:value="0.549841" calcext:value-type="float">
            <text:p>0.549841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65397" calcext:value-type="float">
            <text:p>0.665397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531111" calcext:value-type="float">
            <text:p>0.5311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92381" calcext:value-type="float">
            <text:p>0.392381</text:p>
          </table:table-cell>
          <table:table-cell office:value-type="float" office:value="0.527619" calcext:value-type="float">
            <text:p>0.527619</text:p>
          </table:table-cell>
          <table:table-cell office:value-type="float" office:value="0.623492" calcext:value-type="float">
            <text:p>0.623492</text:p>
          </table:table-cell>
          <table:table-cell office:value-type="float" office:value="0.655238" calcext:value-type="float">
            <text:p>0.655238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48571" calcext:value-type="float">
            <text:p>0.748571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561397" calcext:value-type="float">
            <text:p>0.56139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80317" calcext:value-type="float">
            <text:p>0.380317</text:p>
          </table:table-cell>
          <table:table-cell office:value-type="float" office:value="0.501587" calcext:value-type="float">
            <text:p>0.501587</text:p>
          </table:table-cell>
          <table:table-cell office:value-type="float" office:value="0.635556" calcext:value-type="float">
            <text:p>0.635556</text:p>
          </table:table-cell>
          <table:table-cell office:value-type="float" office:value="0.659683" calcext:value-type="float">
            <text:p>0.65968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35873" calcext:value-type="float">
            <text:p>0.735873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557968" calcext:value-type="float">
            <text:p>0.55796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6254" calcext:value-type="float">
            <text:p>0.36254</text:p>
          </table:table-cell>
          <table:table-cell office:value-type="float" office:value="0.52" calcext:value-type="float">
            <text:p>0.52</text:p>
          </table:table-cell>
          <table:table-cell office:value-type="float" office:value="0.640635" calcext:value-type="float">
            <text:p>0.640635</text:p>
          </table:table-cell>
          <table:table-cell office:value-type="float" office:value="0.664127" calcext:value-type="float">
            <text:p>0.664127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69524" calcext:value-type="float">
            <text:p>0.769524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562349" calcext:value-type="float">
            <text:p>0.5623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60635" calcext:value-type="float">
            <text:p>0.360635</text:p>
          </table:table-cell>
          <table:table-cell office:value-type="float" office:value="0.535873" calcext:value-type="float">
            <text:p>0.535873</text:p>
          </table:table-cell>
          <table:table-cell office:value-type="float" office:value="0.643175" calcext:value-type="float">
            <text:p>0.643175</text:p>
          </table:table-cell>
          <table:table-cell office:value-type="float" office:value="0.665397" calcext:value-type="float">
            <text:p>0.665397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78413" calcext:value-type="float">
            <text:p>0.778413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565016" calcext:value-type="float">
            <text:p>0.5650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80317" calcext:value-type="float">
            <text:p>0.380317</text:p>
          </table:table-cell>
          <table:table-cell office:value-type="float" office:value="0.515556" calcext:value-type="float">
            <text:p>0.515556</text:p>
          </table:table-cell>
          <table:table-cell office:value-type="float" office:value="0.64" calcext:value-type="float">
            <text:p>0.64</text:p>
          </table:table-cell>
          <table:table-cell office:value-type="float" office:value="0.666032" calcext:value-type="float">
            <text:p>0.666032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86667" calcext:value-type="float">
            <text:p>0.786667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565524" calcext:value-type="float">
            <text:p>0.5655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9048" calcext:value-type="float">
            <text:p>0.339048</text:p>
          </table:table-cell>
          <table:table-cell office:value-type="float" office:value="0.427937" calcext:value-type="float">
            <text:p>0.427937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657143" calcext:value-type="float">
            <text:p>0.657143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580508" calcext:value-type="float">
            <text:p>0.5805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9048" calcext:value-type="float">
            <text:p>0.339048</text:p>
          </table:table-cell>
          <table:table-cell office:value-type="float" office:value="0.44127" calcext:value-type="float">
            <text:p>0.44127</text:p>
          </table:table-cell>
          <table:table-cell office:value-type="float" office:value="0.591746" calcext:value-type="float">
            <text:p>0.591746</text:p>
          </table:table-cell>
          <table:table-cell office:value-type="float" office:value="0.658413" calcext:value-type="float">
            <text:p>0.65841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7302" calcext:value-type="float">
            <text:p>0.667302</text:p>
          </table:table-cell>
          <table:table-cell office:value-type="float" office:value="0.883175" calcext:value-type="float">
            <text:p>0.88317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591429" calcext:value-type="float">
            <text:p>0.5914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9206" calcext:value-type="float">
            <text:p>0.349206</text:p>
          </table:table-cell>
          <table:table-cell office:value-type="float" office:value="0.460952" calcext:value-type="float">
            <text:p>0.460952</text:p>
          </table:table-cell>
          <table:table-cell office:value-type="float" office:value="0.624127" calcext:value-type="float">
            <text:p>0.624127</text:p>
          </table:table-cell>
          <table:table-cell office:value-type="float" office:value="0.664762" calcext:value-type="float">
            <text:p>0.664762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9365" calcext:value-type="float">
            <text:p>0.679365</text:p>
          </table:table-cell>
          <table:table-cell office:value-type="float" office:value="0.923175" calcext:value-type="float">
            <text:p>0.92317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03492" calcext:value-type="float">
            <text:p>0.6034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7778" calcext:value-type="float">
            <text:p>0.337778</text:p>
          </table:table-cell>
          <table:table-cell office:value-type="float" office:value="0.420952" calcext:value-type="float">
            <text:p>0.420952</text:p>
          </table:table-cell>
          <table:table-cell office:value-type="float" office:value="0.614603" calcext:value-type="float">
            <text:p>0.614603</text:p>
          </table:table-cell>
          <table:table-cell office:value-type="float" office:value="0.664762" calcext:value-type="float">
            <text:p>0.664762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07937" calcext:value-type="float">
            <text:p>0.70793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02222" calcext:value-type="float">
            <text:p>0.60222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4603" calcext:value-type="float">
            <text:p>0.334603</text:p>
          </table:table-cell>
          <table:table-cell office:value-type="float" office:value="0.399365" calcext:value-type="float">
            <text:p>0.399365</text:p>
          </table:table-cell>
          <table:table-cell office:value-type="float" office:value="0.606984" calcext:value-type="float">
            <text:p>0.606984</text:p>
          </table:table-cell>
          <table:table-cell office:value-type="float" office:value="0.664762" calcext:value-type="float">
            <text:p>0.664762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89206" calcext:value-type="float">
            <text:p>0.789206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41714" calcext:value-type="float">
            <text:p>0.6417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4762" calcext:value-type="float">
            <text:p>0.344762</text:p>
          </table:table-cell>
          <table:table-cell office:value-type="float" office:value="0.456508" calcext:value-type="float">
            <text:p>0.456508</text:p>
          </table:table-cell>
          <table:table-cell office:value-type="float" office:value="0.591746" calcext:value-type="float">
            <text:p>0.591746</text:p>
          </table:table-cell>
          <table:table-cell office:value-type="float" office:value="0.664127" calcext:value-type="float">
            <text:p>0.664127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9206" calcext:value-type="float">
            <text:p>0.669206</text:p>
          </table:table-cell>
          <table:table-cell office:value-type="float" office:value="0.813968" calcext:value-type="float">
            <text:p>0.813968</text:p>
          </table:table-cell>
          <table:table-cell office:value-type="float" office:value="0.951111" calcext:value-type="float">
            <text:p>0.951111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49143" calcext:value-type="float">
            <text:p>0.6491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63175" calcext:value-type="float">
            <text:p>0.363175</text:p>
          </table:table-cell>
          <table:table-cell office:value-type="float" office:value="0.488254" calcext:value-type="float">
            <text:p>0.488254</text:p>
          </table:table-cell>
          <table:table-cell office:value-type="float" office:value="0.615873" calcext:value-type="float">
            <text:p>0.615873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73016" calcext:value-type="float">
            <text:p>0.673016</text:p>
          </table:table-cell>
          <table:table-cell office:value-type="float" office:value="0.860317" calcext:value-type="float">
            <text:p>0.860317</text:p>
          </table:table-cell>
          <table:table-cell office:value-type="float" office:value="0.947937" calcext:value-type="float">
            <text:p>0.947937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61524" calcext:value-type="float">
            <text:p>0.6615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7937" calcext:value-type="float">
            <text:p>0.347937</text:p>
          </table:table-cell>
          <table:table-cell office:value-type="float" office:value="0.48127" calcext:value-type="float">
            <text:p>0.48127</text:p>
          </table:table-cell>
          <table:table-cell office:value-type="float" office:value="0.634921" calcext:value-type="float">
            <text:p>0.63492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99683" calcext:value-type="float">
            <text:p>0.699683</text:p>
          </table:table-cell>
          <table:table-cell office:value-type="float" office:value="0.890159" calcext:value-type="float">
            <text:p>0.890159</text:p>
          </table:table-cell>
          <table:table-cell office:value-type="float" office:value="0.953016" calcext:value-type="float">
            <text:p>0.95301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67365" calcext:value-type="float">
            <text:p>0.66736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61905" calcext:value-type="float">
            <text:p>0.361905</text:p>
          </table:table-cell>
          <table:table-cell office:value-type="float" office:value="0.59873" calcext:value-type="float">
            <text:p>0.59873</text:p>
          </table:table-cell>
          <table:table-cell office:value-type="float" office:value="0.662857" calcext:value-type="float">
            <text:p>0.662857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738413" calcext:value-type="float">
            <text:p>0.738413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954921" calcext:value-type="float">
            <text:p>0.954921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87111" calcext:value-type="float">
            <text:p>0.6871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5397" calcext:value-type="float">
            <text:p>0.385397</text:p>
          </table:table-cell>
          <table:table-cell office:value-type="float" office:value="0.625397" calcext:value-type="float">
            <text:p>0.625397</text:p>
          </table:table-cell>
          <table:table-cell office:value-type="float" office:value="0.664762" calcext:value-type="float">
            <text:p>0.664762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86349" calcext:value-type="float">
            <text:p>0.686349</text:p>
          </table:table-cell>
          <table:table-cell office:value-type="float" office:value="0.794921" calcext:value-type="float">
            <text:p>0.794921</text:p>
          </table:table-cell>
          <table:table-cell office:value-type="float" office:value="0.906667" calcext:value-type="float">
            <text:p>0.906667</text:p>
          </table:table-cell>
          <table:table-cell office:value-type="float" office:value="0.954921" calcext:value-type="float">
            <text:p>0.954921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701841" calcext:value-type="float">
            <text:p>0.70184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460317" calcext:value-type="float">
            <text:p>0.460317</text:p>
          </table:table-cell>
          <table:table-cell office:value-type="float" office:value="0.640635" calcext:value-type="float">
            <text:p>0.640635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93651" calcext:value-type="float">
            <text:p>0.793651</text:p>
          </table:table-cell>
          <table:table-cell office:value-type="float" office:value="0.916825" calcext:value-type="float">
            <text:p>0.916825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711937" calcext:value-type="float">
            <text:p>0.7119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5873" calcext:value-type="float">
            <text:p>0.415873</text:p>
          </table:table-cell>
          <table:table-cell office:value-type="float" office:value="0.643175" calcext:value-type="float">
            <text:p>0.643175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7937" calcext:value-type="float">
            <text:p>0.66793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08254" calcext:value-type="float">
            <text:p>0.808254</text:p>
          </table:table-cell>
          <table:table-cell office:value-type="float" office:value="0.904127" calcext:value-type="float">
            <text:p>0.904127</text:p>
          </table:table-cell>
          <table:table-cell office:value-type="float" office:value="0.958095" calcext:value-type="float">
            <text:p>0.95809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711175" calcext:value-type="float">
            <text:p>0.71117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20952" calcext:value-type="float">
            <text:p>0.420952</text:p>
          </table:table-cell>
          <table:table-cell office:value-type="float" office:value="0.649524" calcext:value-type="float">
            <text:p>0.649524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9841" calcext:value-type="float">
            <text:p>0.669841</text:p>
          </table:table-cell>
          <table:table-cell office:value-type="float" office:value="0.701587" calcext:value-type="float">
            <text:p>0.701587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858413" calcext:value-type="float">
            <text:p>0.858413</text:p>
          </table:table-cell>
          <table:table-cell office:value-type="float" office:value="0.949206" calcext:value-type="float">
            <text:p>0.94920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704" calcext:value-type="float">
            <text:p>0.70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7143" calcext:value-type="float">
            <text:p>0.417143</text:p>
          </table:table-cell>
          <table:table-cell office:value-type="float" office:value="0.646984" calcext:value-type="float">
            <text:p>0.646984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9841" calcext:value-type="float">
            <text:p>0.669841</text:p>
          </table:table-cell>
          <table:table-cell office:value-type="float" office:value="0.692063" calcext:value-type="float">
            <text:p>0.692063</text:p>
          </table:table-cell>
          <table:table-cell office:value-type="float" office:value="0.786667" calcext:value-type="float">
            <text:p>0.786667</text:p>
          </table:table-cell>
          <table:table-cell office:value-type="float" office:value="0.864762" calcext:value-type="float">
            <text:p>0.864762</text:p>
          </table:table-cell>
          <table:table-cell office:value-type="float" office:value="0.951111" calcext:value-type="float">
            <text:p>0.951111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702857" calcext:value-type="float">
            <text:p>0.7028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2381" calcext:value-type="float">
            <text:p>0.5238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7873" calcext:value-type="float">
            <text:p>0.67873</text:p>
          </table:table-cell>
          <table:table-cell office:value-type="float" office:value="0.766349" calcext:value-type="float">
            <text:p>0.766349</text:p>
          </table:table-cell>
          <table:table-cell office:value-type="float" office:value="0.840635" calcext:value-type="float">
            <text:p>0.840635</text:p>
          </table:table-cell>
          <table:table-cell office:value-type="float" office:value="0.914921" calcext:value-type="float">
            <text:p>0.914921</text:p>
          </table:table-cell>
          <table:table-cell office:value-type="float" office:value="0.959365" calcext:value-type="float">
            <text:p>0.95936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735048" calcext:value-type="float">
            <text:p>0.73504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31111" calcext:value-type="float">
            <text:p>0.431111</text:p>
          </table:table-cell>
          <table:table-cell office:value-type="float" office:value="0.659048" calcext:value-type="float">
            <text:p>0.659048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83175" calcext:value-type="float">
            <text:p>0.683175</text:p>
          </table:table-cell>
          <table:table-cell office:value-type="float" office:value="0.793016" calcext:value-type="float">
            <text:p>0.793016</text:p>
          </table:table-cell>
          <table:table-cell office:value-type="float" office:value="0.853968" calcext:value-type="float">
            <text:p>0.853968</text:p>
          </table:table-cell>
          <table:table-cell office:value-type="float" office:value="0.935873" calcext:value-type="float">
            <text:p>0.935873</text:p>
          </table:table-cell>
          <table:table-cell office:value-type="float" office:value="0.960635" calcext:value-type="float">
            <text:p>0.96063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731683" calcext:value-type="float">
            <text:p>0.73168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87619" calcext:value-type="float">
            <text:p>0.487619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9206" calcext:value-type="float">
            <text:p>0.669206</text:p>
          </table:table-cell>
          <table:table-cell office:value-type="float" office:value="0.700317" calcext:value-type="float">
            <text:p>0.700317</text:p>
          </table:table-cell>
          <table:table-cell office:value-type="float" office:value="0.803175" calcext:value-type="float">
            <text:p>0.803175</text:p>
          </table:table-cell>
          <table:table-cell office:value-type="float" office:value="0.862222" calcext:value-type="float">
            <text:p>0.862222</text:p>
          </table:table-cell>
          <table:table-cell office:value-type="float" office:value="0.939683" calcext:value-type="float">
            <text:p>0.939683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742413" calcext:value-type="float">
            <text:p>0.74241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61905" calcext:value-type="float">
            <text:p>0.361905</text:p>
          </table:table-cell>
          <table:table-cell office:value-type="float" office:value="0.549206" calcext:value-type="float">
            <text:p>0.549206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7937" calcext:value-type="float">
            <text:p>0.667937</text:p>
          </table:table-cell>
          <table:table-cell office:value-type="float" office:value="0.710476" calcext:value-type="float">
            <text:p>0.710476</text:p>
          </table:table-cell>
          <table:table-cell office:value-type="float" office:value="0.819048" calcext:value-type="float">
            <text:p>0.819048</text:p>
          </table:table-cell>
          <table:table-cell office:value-type="float" office:value="0.866032" calcext:value-type="float">
            <text:p>0.866032</text:p>
          </table:table-cell>
          <table:table-cell office:value-type="float" office:value="0.930794" calcext:value-type="float">
            <text:p>0.930794</text:p>
          </table:table-cell>
          <table:table-cell office:value-type="float" office:value="0.96127" calcext:value-type="float">
            <text:p>0.96127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750476" calcext:value-type="float">
            <text:p>0.75047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605714" calcext:value-type="float">
            <text:p>0.605714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9841" calcext:value-type="float">
            <text:p>0.669841</text:p>
          </table:table-cell>
          <table:table-cell office:value-type="float" office:value="0.694603" calcext:value-type="float">
            <text:p>0.694603</text:p>
          </table:table-cell>
          <table:table-cell office:value-type="float" office:value="0.798095" calcext:value-type="float">
            <text:p>0.798095</text:p>
          </table:table-cell>
          <table:table-cell office:value-type="float" office:value="0.878095" calcext:value-type="float">
            <text:p>0.878095</text:p>
          </table:table-cell>
          <table:table-cell office:value-type="float" office:value="0.942222" calcext:value-type="float">
            <text:p>0.942222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755048" calcext:value-type="float">
            <text:p>0.75504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5873" calcext:value-type="float">
            <text:p>0.61587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3651" calcext:value-type="float">
            <text:p>0.673651</text:p>
          </table:table-cell>
          <table:table-cell office:value-type="float" office:value="0.693968" calcext:value-type="float">
            <text:p>0.693968</text:p>
          </table:table-cell>
          <table:table-cell office:value-type="float" office:value="0.787302" calcext:value-type="float">
            <text:p>0.787302</text:p>
          </table:table-cell>
          <table:table-cell office:value-type="float" office:value="0.875556" calcext:value-type="float">
            <text:p>0.875556</text:p>
          </table:table-cell>
          <table:table-cell office:value-type="float" office:value="0.946032" calcext:value-type="float">
            <text:p>0.946032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755429" calcext:value-type="float">
            <text:p>0.75542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95556" calcext:value-type="float">
            <text:p>0.595556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86349" calcext:value-type="float">
            <text:p>0.686349</text:p>
          </table:table-cell>
          <table:table-cell office:value-type="float" office:value="0.780952" calcext:value-type="float">
            <text:p>0.780952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923175" calcext:value-type="float">
            <text:p>0.923175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776127" calcext:value-type="float">
            <text:p>0.77612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04762" calcext:value-type="float">
            <text:p>0.504762</text:p>
          </table:table-cell>
          <table:table-cell office:value-type="float" office:value="0.654603" calcext:value-type="float">
            <text:p>0.65460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80635" calcext:value-type="float">
            <text:p>0.680635</text:p>
          </table:table-cell>
          <table:table-cell office:value-type="float" office:value="0.740952" calcext:value-type="float">
            <text:p>0.740952</text:p>
          </table:table-cell>
          <table:table-cell office:value-type="float" office:value="0.810794" calcext:value-type="float">
            <text:p>0.810794</text:p>
          </table:table-cell>
          <table:table-cell office:value-type="float" office:value="0.892063" calcext:value-type="float">
            <text:p>0.892063</text:p>
          </table:table-cell>
          <table:table-cell office:value-type="float" office:value="0.941587" calcext:value-type="float">
            <text:p>0.941587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254" calcext:value-type="float">
            <text:p>0.9625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797841" calcext:value-type="float">
            <text:p>0.79784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64127" calcext:value-type="float">
            <text:p>0.6412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69841" calcext:value-type="float">
            <text:p>0.669841</text:p>
          </table:table-cell>
          <table:table-cell office:value-type="float" office:value="0.703492" calcext:value-type="float">
            <text:p>0.703492</text:p>
          </table:table-cell>
          <table:table-cell office:value-type="float" office:value="0.79873" calcext:value-type="float">
            <text:p>0.79873</text:p>
          </table:table-cell>
          <table:table-cell office:value-type="float" office:value="0.852063" calcext:value-type="float">
            <text:p>0.852063</text:p>
          </table:table-cell>
          <table:table-cell office:value-type="float" office:value="0.912381" calcext:value-type="float">
            <text:p>0.912381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6127" calcext:value-type="float">
            <text:p>0.96127</text:p>
          </table:table-cell>
          <table:table-cell office:value-type="float" office:value="0.963175" calcext:value-type="float">
            <text:p>0.96317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10857" calcext:value-type="float">
            <text:p>0.81085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687619" calcext:value-type="float">
            <text:p>0.687619</text:p>
          </table:table-cell>
          <table:table-cell office:value-type="float" office:value="0.779683" calcext:value-type="float">
            <text:p>0.779683</text:p>
          </table:table-cell>
          <table:table-cell office:value-type="float" office:value="0.844444" calcext:value-type="float">
            <text:p>0.844444</text:p>
          </table:table-cell>
          <table:table-cell office:value-type="float" office:value="0.92" calcext:value-type="float">
            <text:p>0.92</text:p>
          </table:table-cell>
          <table:table-cell office:value-type="float" office:value="0.945397" calcext:value-type="float">
            <text:p>0.945397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0946" calcext:value-type="float">
            <text:p>0.8094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7302" calcext:value-type="float">
            <text:p>0.627302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81905" calcext:value-type="float">
            <text:p>0.681905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872381" calcext:value-type="float">
            <text:p>0.872381</text:p>
          </table:table-cell>
          <table:table-cell office:value-type="float" office:value="0.926349" calcext:value-type="float">
            <text:p>0.926349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11111" calcext:value-type="float">
            <text:p>0.81111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63873" calcext:value-type="float">
            <text:p>0.6387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873" calcext:value-type="float">
            <text:p>0.67873</text:p>
          </table:table-cell>
          <table:table-cell office:value-type="float" office:value="0.772698" calcext:value-type="float">
            <text:p>0.772698</text:p>
          </table:table-cell>
          <table:table-cell office:value-type="float" office:value="0.871746" calcext:value-type="float">
            <text:p>0.871746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40317" calcext:value-type="float">
            <text:p>0.940317</text:p>
          </table:table-cell>
          <table:table-cell office:value-type="float" office:value="0.96127" calcext:value-type="float">
            <text:p>0.96127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36381" calcext:value-type="float">
            <text:p>0.83638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624127" calcext:value-type="float">
            <text:p>0.624127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1619" calcext:value-type="float">
            <text:p>0.71619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60635" calcext:value-type="float">
            <text:p>0.96063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24825" calcext:value-type="float">
            <text:p>0.8248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3492" calcext:value-type="float">
            <text:p>0.62349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4444" calcext:value-type="float">
            <text:p>0.724444</text:p>
          </table:table-cell>
          <table:table-cell office:value-type="float" office:value="0.859683" calcext:value-type="float">
            <text:p>0.859683</text:p>
          </table:table-cell>
          <table:table-cell office:value-type="float" office:value="0.893968" calcext:value-type="float">
            <text:p>0.893968</text:p>
          </table:table-cell>
          <table:table-cell office:value-type="float" office:value="0.934603" calcext:value-type="float">
            <text:p>0.934603</text:p>
          </table:table-cell>
          <table:table-cell office:value-type="float" office:value="0.959365" calcext:value-type="float">
            <text:p>0.95936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55175" calcext:value-type="float">
            <text:p>0.85517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92698" calcext:value-type="float">
            <text:p>0.692698</text:p>
          </table:table-cell>
          <table:table-cell office:value-type="float" office:value="0.820317" calcext:value-type="float">
            <text:p>0.820317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43492" calcext:value-type="float">
            <text:p>0.943492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50857" calcext:value-type="float">
            <text:p>0.85085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0127" calcext:value-type="float">
            <text:p>0.6012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4286" calcext:value-type="float">
            <text:p>0.674286</text:p>
          </table:table-cell>
          <table:table-cell office:value-type="float" office:value="0.745397" calcext:value-type="float">
            <text:p>0.745397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925714" calcext:value-type="float">
            <text:p>0.925714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33079" calcext:value-type="float">
            <text:p>0.83307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651429" calcext:value-type="float">
            <text:p>0.65142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0635" calcext:value-type="float">
            <text:p>0.680635</text:p>
          </table:table-cell>
          <table:table-cell office:value-type="float" office:value="0.8" calcext:value-type="float">
            <text:p>0.8</text:p>
          </table:table-cell>
          <table:table-cell office:value-type="float" office:value="0.899048" calcext:value-type="float">
            <text:p>0.899048</text:p>
          </table:table-cell>
          <table:table-cell office:value-type="float" office:value="0.954286" calcext:value-type="float">
            <text:p>0.95428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50095" calcext:value-type="float">
            <text:p>0.85009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655238" calcext:value-type="float">
            <text:p>0.65523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10476" calcext:value-type="float">
            <text:p>0.710476</text:p>
          </table:table-cell>
          <table:table-cell office:value-type="float" office:value="0.841905" calcext:value-type="float">
            <text:p>0.841905</text:p>
          </table:table-cell>
          <table:table-cell office:value-type="float" office:value="0.913651" calcext:value-type="float">
            <text:p>0.913651</text:p>
          </table:table-cell>
          <table:table-cell office:value-type="float" office:value="0.95619" calcext:value-type="float">
            <text:p>0.95619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6984" calcext:value-type="float">
            <text:p>0.96698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59683" calcext:value-type="float">
            <text:p>0.85968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4127" calcext:value-type="float">
            <text:p>0.664127</text:p>
          </table:table-cell>
          <table:table-cell office:value-type="float" office:value="0.674921" calcext:value-type="float">
            <text:p>0.674921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869841" calcext:value-type="float">
            <text:p>0.869841</text:p>
          </table:table-cell>
          <table:table-cell office:value-type="float" office:value="0.924444" calcext:value-type="float">
            <text:p>0.924444</text:p>
          </table:table-cell>
          <table:table-cell office:value-type="float" office:value="0.958095" calcext:value-type="float">
            <text:p>0.958095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7619" calcext:value-type="float">
            <text:p>0.96761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71619" calcext:value-type="float">
            <text:p>0.87161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83175" calcext:value-type="float">
            <text:p>0.683175</text:p>
          </table:table-cell>
          <table:table-cell office:value-type="float" office:value="0.735238" calcext:value-type="float">
            <text:p>0.735238</text:p>
          </table:table-cell>
          <table:table-cell office:value-type="float" office:value="0.853968" calcext:value-type="float">
            <text:p>0.853968</text:p>
          </table:table-cell>
          <table:table-cell office:value-type="float" office:value="0.890159" calcext:value-type="float">
            <text:p>0.890159</text:p>
          </table:table-cell>
          <table:table-cell office:value-type="float" office:value="0.932698" calcext:value-type="float">
            <text:p>0.932698</text:p>
          </table:table-cell>
          <table:table-cell office:value-type="float" office:value="0.95873" calcext:value-type="float">
            <text:p>0.95873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61079" calcext:value-type="float">
            <text:p>0.8610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76825" calcext:value-type="float">
            <text:p>0.676825</text:p>
          </table:table-cell>
          <table:table-cell office:value-type="float" office:value="0.746667" calcext:value-type="float">
            <text:p>0.746667</text:p>
          </table:table-cell>
          <table:table-cell office:value-type="float" office:value="0.862222" calcext:value-type="float">
            <text:p>0.862222</text:p>
          </table:table-cell>
          <table:table-cell office:value-type="float" office:value="0.899683" calcext:value-type="float">
            <text:p>0.899683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60635" calcext:value-type="float">
            <text:p>0.96063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64254" calcext:value-type="float">
            <text:p>0.86425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74921" calcext:value-type="float">
            <text:p>0.674921</text:p>
          </table:table-cell>
          <table:table-cell office:value-type="float" office:value="0.71746" calcext:value-type="float">
            <text:p>0.71746</text:p>
          </table:table-cell>
          <table:table-cell office:value-type="float" office:value="0.849524" calcext:value-type="float">
            <text:p>0.849524</text:p>
          </table:table-cell>
          <table:table-cell office:value-type="float" office:value="0.886349" calcext:value-type="float">
            <text:p>0.886349</text:p>
          </table:table-cell>
          <table:table-cell office:value-type="float" office:value="0.91873" calcext:value-type="float">
            <text:p>0.9187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5079" calcext:value-type="float">
            <text:p>0.96507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56254" calcext:value-type="float">
            <text:p>0.85625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623492" calcext:value-type="float">
            <text:p>0.62349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13016" calcext:value-type="float">
            <text:p>0.713016</text:p>
          </table:table-cell>
          <table:table-cell office:value-type="float" office:value="0.850794" calcext:value-type="float">
            <text:p>0.850794</text:p>
          </table:table-cell>
          <table:table-cell office:value-type="float" office:value="0.885079" calcext:value-type="float">
            <text:p>0.885079</text:p>
          </table:table-cell>
          <table:table-cell office:value-type="float" office:value="0.904127" calcext:value-type="float">
            <text:p>0.904127</text:p>
          </table:table-cell>
          <table:table-cell office:value-type="float" office:value="0.947302" calcext:value-type="float">
            <text:p>0.947302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4781" calcext:value-type="float">
            <text:p>0.8478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66984" calcext:value-type="float">
            <text:p>0.566984</text:p>
          </table:table-cell>
          <table:table-cell office:value-type="float" office:value="0.667302" calcext:value-type="float">
            <text:p>0.667302</text:p>
          </table:table-cell>
          <table:table-cell office:value-type="float" office:value="0.696508" calcext:value-type="float">
            <text:p>0.696508</text:p>
          </table:table-cell>
          <table:table-cell office:value-type="float" office:value="0.810159" calcext:value-type="float">
            <text:p>0.810159</text:p>
          </table:table-cell>
          <table:table-cell office:value-type="float" office:value="0.874921" calcext:value-type="float">
            <text:p>0.874921</text:p>
          </table:table-cell>
          <table:table-cell office:value-type="float" office:value="0.890159" calcext:value-type="float">
            <text:p>0.890159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60635" calcext:value-type="float">
            <text:p>0.96063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32635" calcext:value-type="float">
            <text:p>0.83263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1746" calcext:value-type="float">
            <text:p>0.631746</text:p>
          </table:table-cell>
          <table:table-cell office:value-type="float" office:value="0.674921" calcext:value-type="float">
            <text:p>0.674921</text:p>
          </table:table-cell>
          <table:table-cell office:value-type="float" office:value="0.754286" calcext:value-type="float">
            <text:p>0.754286</text:p>
          </table:table-cell>
          <table:table-cell office:value-type="float" office:value="0.861587" calcext:value-type="float">
            <text:p>0.861587</text:p>
          </table:table-cell>
          <table:table-cell office:value-type="float" office:value="0.88254" calcext:value-type="float">
            <text:p>0.88254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3968" calcext:value-type="float">
            <text:p>0.933968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5181" calcext:value-type="float">
            <text:p>0.8518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67937" calcext:value-type="float">
            <text:p>0.66793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50159" calcext:value-type="float">
            <text:p>0.850159</text:p>
          </table:table-cell>
          <table:table-cell office:value-type="float" office:value="0.875556" calcext:value-type="float">
            <text:p>0.875556</text:p>
          </table:table-cell>
          <table:table-cell office:value-type="float" office:value="0.892698" calcext:value-type="float">
            <text:p>0.892698</text:p>
          </table:table-cell>
          <table:table-cell office:value-type="float" office:value="0.935873" calcext:value-type="float">
            <text:p>0.935873</text:p>
          </table:table-cell>
          <table:table-cell office:value-type="float" office:value="0.946667" calcext:value-type="float">
            <text:p>0.946667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7619" calcext:value-type="float">
            <text:p>0.96761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7746" calcext:value-type="float">
            <text:p>0.8774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11746" calcext:value-type="float">
            <text:p>0.711746</text:p>
          </table:table-cell>
          <table:table-cell office:value-type="float" office:value="0.848889" calcext:value-type="float">
            <text:p>0.848889</text:p>
          </table:table-cell>
          <table:table-cell office:value-type="float" office:value="0.878095" calcext:value-type="float">
            <text:p>0.878095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44127" calcext:value-type="float">
            <text:p>0.944127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83048" calcext:value-type="float">
            <text:p>0.88304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860317" calcext:value-type="float">
            <text:p>0.860317</text:p>
          </table:table-cell>
          <table:table-cell office:value-type="float" office:value="0.878095" calcext:value-type="float">
            <text:p>0.878095</text:p>
          </table:table-cell>
          <table:table-cell office:value-type="float" office:value="0.900952" calcext:value-type="float">
            <text:p>0.90095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6825" calcext:value-type="float">
            <text:p>0.95682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83302" calcext:value-type="float">
            <text:p>0.88330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1111" calcext:value-type="float">
            <text:p>0.671111</text:p>
          </table:table-cell>
          <table:table-cell office:value-type="float" office:value="0.829841" calcext:value-type="float">
            <text:p>0.829841</text:p>
          </table:table-cell>
          <table:table-cell office:value-type="float" office:value="0.874921" calcext:value-type="float">
            <text:p>0.874921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941587" calcext:value-type="float">
            <text:p>0.941587</text:p>
          </table:table-cell>
          <table:table-cell office:value-type="float" office:value="0.954921" calcext:value-type="float">
            <text:p>0.95492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0254" calcext:value-type="float">
            <text:p>0.9025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3333" calcext:value-type="float">
            <text:p>0.613333</text:p>
          </table:table-cell>
          <table:table-cell office:value-type="float" office:value="0.721905" calcext:value-type="float">
            <text:p>0.721905</text:p>
          </table:table-cell>
          <table:table-cell office:value-type="float" office:value="0.859683" calcext:value-type="float">
            <text:p>0.859683</text:p>
          </table:table-cell>
          <table:table-cell office:value-type="float" office:value="0.88127" calcext:value-type="float">
            <text:p>0.88127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492" calcext:value-type="float">
            <text:p>0.943492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877587" calcext:value-type="float">
            <text:p>0.87758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73968" calcext:value-type="float">
            <text:p>0.773968</text:p>
          </table:table-cell>
          <table:table-cell office:value-type="float" office:value="0.863492" calcext:value-type="float">
            <text:p>0.86349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5873" calcext:value-type="float">
            <text:p>0.95873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67937" calcext:value-type="float">
            <text:p>0.667937</text:p>
          </table:table-cell>
          <table:table-cell office:value-type="float" office:value="0.795556" calcext:value-type="float">
            <text:p>0.795556</text:p>
          </table:table-cell>
          <table:table-cell office:value-type="float" office:value="0.871746" calcext:value-type="float">
            <text:p>0.871746</text:p>
          </table:table-cell>
          <table:table-cell office:value-type="float" office:value="0.886984" calcext:value-type="float">
            <text:p>0.886984</text:p>
          </table:table-cell>
          <table:table-cell office:value-type="float" office:value="0.937143" calcext:value-type="float">
            <text:p>0.937143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89854" calcext:value-type="float">
            <text:p>0.8985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674286" calcext:value-type="float">
            <text:p>0.674286</text:p>
          </table:table-cell>
          <table:table-cell office:value-type="float" office:value="0.831111" calcext:value-type="float">
            <text:p>0.831111</text:p>
          </table:table-cell>
          <table:table-cell office:value-type="float" office:value="0.876825" calcext:value-type="float">
            <text:p>0.876825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43492" calcext:value-type="float">
            <text:p>0.94349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70794" calcext:value-type="float">
            <text:p>0.97079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02984" calcext:value-type="float">
            <text:p>0.90298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5079" calcext:value-type="float">
            <text:p>0.685079</text:p>
          </table:table-cell>
          <table:table-cell office:value-type="float" office:value="0.861587" calcext:value-type="float">
            <text:p>0.86158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19365" calcext:value-type="float">
            <text:p>0.91936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254" calcext:value-type="float">
            <text:p>0.9625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13333" calcext:value-type="float">
            <text:p>0.91333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52063" calcext:value-type="float">
            <text:p>0.652063</text:p>
          </table:table-cell>
          <table:table-cell office:value-type="float" office:value="0.862222" calcext:value-type="float">
            <text:p>0.86222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07302" calcext:value-type="float">
            <text:p>0.907302</text:p>
          </table:table-cell>
          <table:table-cell office:value-type="float" office:value="0.96" calcext:value-type="float">
            <text:p>0.96</text:p>
          </table:table-cell>
          <table:table-cell table:number-columns-repeated="4" office:value-type="float" office:value="0.961905" calcext:value-type="float">
            <text:p>0.961905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08635" calcext:value-type="float">
            <text:p>0.90863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67937" calcext:value-type="float">
            <text:p>0.667937</text:p>
          </table:table-cell>
          <table:table-cell office:value-type="float" office:value="0.874921" calcext:value-type="float">
            <text:p>0.874921</text:p>
          </table:table-cell>
          <table:table-cell office:value-type="float" office:value="0.913016" calcext:value-type="float">
            <text:p>0.913016</text:p>
          </table:table-cell>
          <table:table-cell office:value-type="float" office:value="0.96" calcext:value-type="float">
            <text:p>0.96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19873" calcext:value-type="float">
            <text:p>0.91987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4603" calcext:value-type="float">
            <text:p>0.734603</text:p>
          </table:table-cell>
          <table:table-cell office:value-type="float" office:value="0.880635" calcext:value-type="float">
            <text:p>0.880635</text:p>
          </table:table-cell>
          <table:table-cell office:value-type="float" office:value="0.932063" calcext:value-type="float">
            <text:p>0.932063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65079" calcext:value-type="float">
            <text:p>0.96507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29333" calcext:value-type="float">
            <text:p>0.92933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0476" calcext:value-type="float">
            <text:p>0.750476</text:p>
          </table:table-cell>
          <table:table-cell office:value-type="float" office:value="0.938413" calcext:value-type="float">
            <text:p>0.938413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4444" calcext:value-type="float">
            <text:p>0.96444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39619" calcext:value-type="float">
            <text:p>0.93961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02222" calcext:value-type="float">
            <text:p>0.702222</text:p>
          </table:table-cell>
          <table:table-cell office:value-type="float" office:value="0.938413" calcext:value-type="float">
            <text:p>0.938413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6254" calcext:value-type="float">
            <text:p>0.96254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35556" calcext:value-type="float">
            <text:p>0.93555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22857" calcext:value-type="float">
            <text:p>0.822857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50667" calcext:value-type="float">
            <text:p>0.95066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7143" calcext:value-type="float">
            <text:p>0.777143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4444" calcext:value-type="float">
            <text:p>0.964444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45587" calcext:value-type="float">
            <text:p>0.94558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85397" calcext:value-type="float">
            <text:p>0.785397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70794" calcext:value-type="float">
            <text:p>0.97079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46095" calcext:value-type="float">
            <text:p>0.94609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69841" calcext:value-type="float">
            <text:p>0.869841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54286" calcext:value-type="float">
            <text:p>0.95428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59683" calcext:value-type="float">
            <text:p>0.859683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66984" calcext:value-type="float">
            <text:p>0.96698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53143" calcext:value-type="float">
            <text:p>0.95314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84127" calcext:value-type="float">
            <text:p>0.784127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65079" calcext:value-type="float">
            <text:p>0.96507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45397" calcext:value-type="float">
            <text:p>0.94539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16825" calcext:value-type="float">
            <text:p>0.916825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67619" calcext:value-type="float">
            <text:p>0.96761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58921" calcext:value-type="float">
            <text:p>0.95892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89841" calcext:value-type="float">
            <text:p>0.789841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45778" calcext:value-type="float">
            <text:p>0.94577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43175" calcext:value-type="float">
            <text:p>0.843175</text:p>
          </table:table-cell>
          <table:table-cell table:number-columns-repeated="8" office:value-type="float" office:value="0.961905" calcext:value-type="float">
            <text:p>0.961905</text:p>
          </table:table-cell>
          <table:table-cell office:value-type="float" office:value="0.970794" calcext:value-type="float">
            <text:p>0.97079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50921" calcext:value-type="float">
            <text:p>0.95092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00635" calcext:value-type="float">
            <text:p>0.800635</text:p>
          </table:table-cell>
          <table:table-cell office:value-type="float" office:value="0.954286" calcext:value-type="float">
            <text:p>0.954286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254" calcext:value-type="float">
            <text:p>0.9625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46032" calcext:value-type="float">
            <text:p>0.94603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1111" calcext:value-type="float">
            <text:p>0.751111</text:p>
          </table:table-cell>
          <table:table-cell office:value-type="float" office:value="0.951746" calcext:value-type="float">
            <text:p>0.951746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254" calcext:value-type="float">
            <text:p>0.9625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40825" calcext:value-type="float">
            <text:p>0.9408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127" calcext:value-type="float">
            <text:p>0.64127</text:p>
          </table:table-cell>
          <table:table-cell office:value-type="float" office:value="0.911746" calcext:value-type="float">
            <text:p>0.911746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25968" calcext:value-type="float">
            <text:p>0.92596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0952" calcext:value-type="float">
            <text:p>0.660952</text:p>
          </table:table-cell>
          <table:table-cell office:value-type="float" office:value="0.824127" calcext:value-type="float">
            <text:p>0.824127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1873" calcext:value-type="float">
            <text:p>0.9187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6508" calcext:value-type="float">
            <text:p>0.616508</text:p>
          </table:table-cell>
          <table:table-cell office:value-type="float" office:value="0.927619" calcext:value-type="float">
            <text:p>0.927619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4698" calcext:value-type="float">
            <text:p>0.92469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59048" calcext:value-type="float">
            <text:p>0.659048</text:p>
          </table:table-cell>
          <table:table-cell office:value-type="float" office:value="0.903492" calcext:value-type="float">
            <text:p>0.903492</text:p>
          </table:table-cell>
          <table:table-cell table:number-columns-repeated="7" office:value-type="float" office:value="0.961905" calcext:value-type="float">
            <text:p>0.961905</text:p>
          </table:table-cell>
          <table:table-cell office:value-type="float" office:value="0.966984" calcext:value-type="float">
            <text:p>0.96698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6286" calcext:value-type="float">
            <text:p>0.92628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4127" calcext:value-type="float">
            <text:p>0.664127</text:p>
          </table:table-cell>
          <table:table-cell office:value-type="float" office:value="0.905397" calcext:value-type="float">
            <text:p>0.905397</text:p>
          </table:table-cell>
          <table:table-cell office:value-type="float" office:value="0.95619" calcext:value-type="float">
            <text:p>0.95619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654" calcext:value-type="float">
            <text:p>0.9265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5556" calcext:value-type="float">
            <text:p>0.635556</text:p>
          </table:table-cell>
          <table:table-cell office:value-type="float" office:value="0.873016" calcext:value-type="float">
            <text:p>0.873016</text:p>
          </table:table-cell>
          <table:table-cell office:value-type="float" office:value="0.95619" calcext:value-type="float">
            <text:p>0.95619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6984" calcext:value-type="float">
            <text:p>0.96698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0317" calcext:value-type="float">
            <text:p>0.92031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18095" calcext:value-type="float">
            <text:p>0.718095</text:p>
          </table:table-cell>
          <table:table-cell office:value-type="float" office:value="0.930794" calcext:value-type="float">
            <text:p>0.930794</text:p>
          </table:table-cell>
          <table:table-cell office:value-type="float" office:value="0.95746" calcext:value-type="float">
            <text:p>0.95746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7619" calcext:value-type="float">
            <text:p>0.96761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454" calcext:value-type="float">
            <text:p>0.9345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634921" calcext:value-type="float">
            <text:p>0.634921</text:p>
          </table:table-cell>
          <table:table-cell office:value-type="float" office:value="0.860317" calcext:value-type="float">
            <text:p>0.860317</text:p>
          </table:table-cell>
          <table:table-cell office:value-type="float" office:value="0.952381" calcext:value-type="float">
            <text:p>0.952381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6984" calcext:value-type="float">
            <text:p>0.96698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18603" calcext:value-type="float">
            <text:p>0.91860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59683" calcext:value-type="float">
            <text:p>0.659683</text:p>
          </table:table-cell>
          <table:table-cell office:value-type="float" office:value="0.873651" calcext:value-type="float">
            <text:p>0.873651</text:p>
          </table:table-cell>
          <table:table-cell office:value-type="float" office:value="0.942222" calcext:value-type="float">
            <text:p>0.942222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1524" calcext:value-type="float">
            <text:p>0.92152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652063" calcext:value-type="float">
            <text:p>0.652063</text:p>
          </table:table-cell>
          <table:table-cell office:value-type="float" office:value="0.887619" calcext:value-type="float">
            <text:p>0.887619</text:p>
          </table:table-cell>
          <table:table-cell office:value-type="float" office:value="0.947302" calcext:value-type="float">
            <text:p>0.947302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2667" calcext:value-type="float">
            <text:p>0.92266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5619" calcext:value-type="float">
            <text:p>0.75619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958095" calcext:value-type="float">
            <text:p>0.958095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8159" calcext:value-type="float">
            <text:p>0.93815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68254" calcext:value-type="float">
            <text:p>0.768254</text:p>
          </table:table-cell>
          <table:table-cell office:value-type="float" office:value="0.923175" calcext:value-type="float">
            <text:p>0.923175</text:p>
          </table:table-cell>
          <table:table-cell office:value-type="float" office:value="0.948571" calcext:value-type="float">
            <text:p>0.948571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8095" calcext:value-type="float">
            <text:p>0.93809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81905" calcext:value-type="float">
            <text:p>0.681905</text:p>
          </table:table-cell>
          <table:table-cell office:value-type="float" office:value="0.923175" calcext:value-type="float">
            <text:p>0.923175</text:p>
          </table:table-cell>
          <table:table-cell office:value-type="float" office:value="0.95619" calcext:value-type="float">
            <text:p>0.95619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0286" calcext:value-type="float">
            <text:p>0.93028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6381" calcext:value-type="float">
            <text:p>0.76381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59365" calcext:value-type="float">
            <text:p>0.959365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8857" calcext:value-type="float">
            <text:p>0.93885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40317" calcext:value-type="float">
            <text:p>0.940317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9143" calcext:value-type="float">
            <text:p>0.92914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64762" calcext:value-type="float">
            <text:p>0.664762</text:p>
          </table:table-cell>
          <table:table-cell office:value-type="float" office:value="0.88" calcext:value-type="float">
            <text:p>0.88</text:p>
          </table:table-cell>
          <table:table-cell office:value-type="float" office:value="0.923175" calcext:value-type="float">
            <text:p>0.923175</text:p>
          </table:table-cell>
          <table:table-cell office:value-type="float" office:value="0.940317" calcext:value-type="float">
            <text:p>0.940317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70794" calcext:value-type="float">
            <text:p>0.97079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18857" calcext:value-type="float">
            <text:p>0.91885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93968" calcext:value-type="float">
            <text:p>0.893968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60635" calcext:value-type="float">
            <text:p>0.96063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18984" calcext:value-type="float">
            <text:p>0.91898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06349" calcext:value-type="float">
            <text:p>0.806349</text:p>
          </table:table-cell>
          <table:table-cell office:value-type="float" office:value="0.915556" calcext:value-type="float">
            <text:p>0.915556</text:p>
          </table:table-cell>
          <table:table-cell office:value-type="float" office:value="0.937778" calcext:value-type="float">
            <text:p>0.937778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11429" calcext:value-type="float">
            <text:p>0.91142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5079" calcext:value-type="float">
            <text:p>0.645079</text:p>
          </table:table-cell>
          <table:table-cell office:value-type="float" office:value="0.867937" calcext:value-type="float">
            <text:p>0.867937</text:p>
          </table:table-cell>
          <table:table-cell office:value-type="float" office:value="0.924444" calcext:value-type="float">
            <text:p>0.924444</text:p>
          </table:table-cell>
          <table:table-cell office:value-type="float" office:value="0.959365" calcext:value-type="float">
            <text:p>0.95936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18222" calcext:value-type="float">
            <text:p>0.91822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" calcext:value-type="float">
            <text:p>0.4</text:p>
          </table:table-cell>
          <table:table-cell office:value-type="float" office:value="0.675556" calcext:value-type="float">
            <text:p>0.675556</text:p>
          </table:table-cell>
          <table:table-cell office:value-type="float" office:value="0.899683" calcext:value-type="float">
            <text:p>0.899683</text:p>
          </table:table-cell>
          <table:table-cell office:value-type="float" office:value="0.930159" calcext:value-type="float">
            <text:p>0.930159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25651" calcext:value-type="float">
            <text:p>0.92565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06349" calcext:value-type="float">
            <text:p>0.606349</text:p>
          </table:table-cell>
          <table:table-cell office:value-type="float" office:value="0.829206" calcext:value-type="float">
            <text:p>0.82920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40317" calcext:value-type="float">
            <text:p>0.940317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07556" calcext:value-type="float">
            <text:p>0.90755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04762" calcext:value-type="float">
            <text:p>0.504762</text:p>
          </table:table-cell>
          <table:table-cell office:value-type="float" office:value="0.655873" calcext:value-type="float">
            <text:p>0.655873</text:p>
          </table:table-cell>
          <table:table-cell office:value-type="float" office:value="0.883175" calcext:value-type="float">
            <text:p>0.883175</text:p>
          </table:table-cell>
          <table:table-cell office:value-type="float" office:value="0.923175" calcext:value-type="float">
            <text:p>0.923175</text:p>
          </table:table-cell>
          <table:table-cell office:value-type="float" office:value="0.953651" calcext:value-type="float">
            <text:p>0.95365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20381" calcext:value-type="float">
            <text:p>0.92038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3968" calcext:value-type="float">
            <text:p>0.933968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23873" calcext:value-type="float">
            <text:p>0.92387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3968" calcext:value-type="float">
            <text:p>0.773968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38095" calcext:value-type="float">
            <text:p>0.93809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4127" calcext:value-type="float">
            <text:p>0.664127</text:p>
          </table:table-cell>
          <table:table-cell office:value-type="float" office:value="0.906667" calcext:value-type="float">
            <text:p>0.90666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52381" calcext:value-type="float">
            <text:p>0.952381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5079" calcext:value-type="float">
            <text:p>0.965079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25016" calcext:value-type="float">
            <text:p>0.92501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20635" calcext:value-type="float">
            <text:p>0.720635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5873" calcext:value-type="float">
            <text:p>0.95873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32762" calcext:value-type="float">
            <text:p>0.93276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2698" calcext:value-type="float">
            <text:p>0.732698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47302" calcext:value-type="float">
            <text:p>0.947302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3746" calcext:value-type="float">
            <text:p>0.937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2222" calcext:value-type="float">
            <text:p>0.742222</text:p>
          </table:table-cell>
          <table:table-cell office:value-type="float" office:value="0.928254" calcext:value-type="float">
            <text:p>0.928254</text:p>
          </table:table-cell>
          <table:table-cell office:value-type="float" office:value="0.941587" calcext:value-type="float">
            <text:p>0.941587</text:p>
          </table:table-cell>
          <table:table-cell office:value-type="float" office:value="0.96127" calcext:value-type="float">
            <text:p>0.96127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3746" calcext:value-type="float">
            <text:p>0.9374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02222" calcext:value-type="float">
            <text:p>0.702222</text:p>
          </table:table-cell>
          <table:table-cell office:value-type="float" office:value="0.924444" calcext:value-type="float">
            <text:p>0.924444</text:p>
          </table:table-cell>
          <table:table-cell office:value-type="float" office:value="0.947302" calcext:value-type="float">
            <text:p>0.947302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5079" calcext:value-type="float">
            <text:p>0.965079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33905" calcext:value-type="float">
            <text:p>0.93390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4286" calcext:value-type="float">
            <text:p>0.634286</text:p>
          </table:table-cell>
          <table:table-cell office:value-type="float" office:value="0.839365" calcext:value-type="float">
            <text:p>0.839365</text:p>
          </table:table-cell>
          <table:table-cell office:value-type="float" office:value="0.928254" calcext:value-type="float">
            <text:p>0.928254</text:p>
          </table:table-cell>
          <table:table-cell office:value-type="float" office:value="0.948571" calcext:value-type="float">
            <text:p>0.94857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54" calcext:value-type="float">
            <text:p>0.9625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15111" calcext:value-type="float">
            <text:p>0.91511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0794" calcext:value-type="float">
            <text:p>0.610794</text:p>
          </table:table-cell>
          <table:table-cell office:value-type="float" office:value="0.817778" calcext:value-type="float">
            <text:p>0.817778</text:p>
          </table:table-cell>
          <table:table-cell office:value-type="float" office:value="0.916825" calcext:value-type="float">
            <text:p>0.916825</text:p>
          </table:table-cell>
          <table:table-cell office:value-type="float" office:value="0.933968" calcext:value-type="float">
            <text:p>0.933968</text:p>
          </table:table-cell>
          <table:table-cell office:value-type="float" office:value="0.955556" calcext:value-type="float">
            <text:p>0.95555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07175" calcext:value-type="float">
            <text:p>0.90717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0381" calcext:value-type="float">
            <text:p>0.60381</text:p>
          </table:table-cell>
          <table:table-cell office:value-type="float" office:value="0.873651" calcext:value-type="float">
            <text:p>0.873651</text:p>
          </table:table-cell>
          <table:table-cell office:value-type="float" office:value="0.916825" calcext:value-type="float">
            <text:p>0.916825</text:p>
          </table:table-cell>
          <table:table-cell office:value-type="float" office:value="0.934603" calcext:value-type="float">
            <text:p>0.934603</text:p>
          </table:table-cell>
          <table:table-cell office:value-type="float" office:value="0.95619" calcext:value-type="float">
            <text:p>0.95619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12063" calcext:value-type="float">
            <text:p>0.91206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47937" calcext:value-type="float">
            <text:p>0.747937</text:p>
          </table:table-cell>
          <table:table-cell office:value-type="float" office:value="0.909206" calcext:value-type="float">
            <text:p>0.909206</text:p>
          </table:table-cell>
          <table:table-cell office:value-type="float" office:value="0.926349" calcext:value-type="float">
            <text:p>0.926349</text:p>
          </table:table-cell>
          <table:table-cell office:value-type="float" office:value="0.947302" calcext:value-type="float">
            <text:p>0.947302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32952" calcext:value-type="float">
            <text:p>0.93295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916825" calcext:value-type="float">
            <text:p>0.91682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6667" calcext:value-type="float">
            <text:p>0.946667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1981" calcext:value-type="float">
            <text:p>0.9198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84127" calcext:value-type="float">
            <text:p>0.84127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4127" calcext:value-type="float">
            <text:p>0.944127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1327" calcext:value-type="float">
            <text:p>0.9132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747937" calcext:value-type="float">
            <text:p>0.747937</text:p>
          </table:table-cell>
          <table:table-cell office:value-type="float" office:value="0.928254" calcext:value-type="float">
            <text:p>0.928254</text:p>
          </table:table-cell>
          <table:table-cell office:value-type="float" office:value="0.943492" calcext:value-type="float">
            <text:p>0.943492</text:p>
          </table:table-cell>
          <table:table-cell office:value-type="float" office:value="0.95746" calcext:value-type="float">
            <text:p>0.9574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04825" calcext:value-type="float">
            <text:p>0.90482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2222" calcext:value-type="float">
            <text:p>0.662222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92254" calcext:value-type="float">
            <text:p>0.92254</text:p>
          </table:table-cell>
          <table:table-cell office:value-type="float" office:value="0.947937" calcext:value-type="float">
            <text:p>0.947937</text:p>
          </table:table-cell>
          <table:table-cell office:value-type="float" office:value="0.959365" calcext:value-type="float">
            <text:p>0.959365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01079" calcext:value-type="float">
            <text:p>0.90107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646349" calcext:value-type="float">
            <text:p>0.64634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55556" calcext:value-type="float">
            <text:p>0.955556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18413" calcext:value-type="float">
            <text:p>0.91841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06032" calcext:value-type="float">
            <text:p>0.70603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943492" calcext:value-type="float">
            <text:p>0.943492</text:p>
          </table:table-cell>
          <table:table-cell office:value-type="float" office:value="0.954921" calcext:value-type="float">
            <text:p>0.95492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31365" calcext:value-type="float">
            <text:p>0.93136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13016" calcext:value-type="float">
            <text:p>0.713016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51111" calcext:value-type="float">
            <text:p>0.951111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67619" calcext:value-type="float">
            <text:p>0.96761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33841" calcext:value-type="float">
            <text:p>0.93384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1746" calcext:value-type="float">
            <text:p>0.671746</text:p>
          </table:table-cell>
          <table:table-cell office:value-type="float" office:value="0.869206" calcext:value-type="float">
            <text:p>0.869206</text:p>
          </table:table-cell>
          <table:table-cell office:value-type="float" office:value="0.942857" calcext:value-type="float">
            <text:p>0.942857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23302" calcext:value-type="float">
            <text:p>0.92330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25397" calcext:value-type="float">
            <text:p>0.825397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958095" calcext:value-type="float">
            <text:p>0.95809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2" office:value-type="float" office:value="0.971429" calcext:value-type="float">
            <text:p>0.971429</text:p>
          </table:table-cell>
          <table:table-cell office:value-type="float" office:value="0.916825" calcext:value-type="float">
            <text:p>0.91682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646984" calcext:value-type="float">
            <text:p>0.646984</text:p>
          </table:table-cell>
          <table:table-cell office:value-type="float" office:value="0.751746" calcext:value-type="float">
            <text:p>0.751746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5873" calcext:value-type="float">
            <text:p>0.95873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254" calcext:value-type="float">
            <text:p>0.96254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08952" calcext:value-type="float">
            <text:p>0.90895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646984" calcext:value-type="float">
            <text:p>0.646984</text:p>
          </table:table-cell>
          <table:table-cell office:value-type="float" office:value="0.699683" calcext:value-type="float">
            <text:p>0.699683</text:p>
          </table:table-cell>
          <table:table-cell office:value-type="float" office:value="0.928254" calcext:value-type="float">
            <text:p>0.928254</text:p>
          </table:table-cell>
          <table:table-cell office:value-type="float" office:value="0.952381" calcext:value-type="float">
            <text:p>0.952381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02413" calcext:value-type="float">
            <text:p>0.90241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8127" calcext:value-type="float">
            <text:p>0.68127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49206" calcext:value-type="float">
            <text:p>0.949206</text:p>
          </table:table-cell>
          <table:table-cell table:number-columns-repeated="4" office:value-type="float" office:value="0.961905" calcext:value-type="float">
            <text:p>0.961905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32" calcext:value-type="float">
            <text:p>0.93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64762" calcext:value-type="float">
            <text:p>0.664762</text:p>
          </table:table-cell>
          <table:table-cell office:value-type="float" office:value="0.727619" calcext:value-type="float">
            <text:p>0.727619</text:p>
          </table:table-cell>
          <table:table-cell office:value-type="float" office:value="0.934603" calcext:value-type="float">
            <text:p>0.934603</text:p>
          </table:table-cell>
          <table:table-cell office:value-type="float" office:value="0.951746" calcext:value-type="float">
            <text:p>0.95174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07365" calcext:value-type="float">
            <text:p>0.9073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885079" calcext:value-type="float">
            <text:p>0.885079</text:p>
          </table:table-cell>
          <table:table-cell office:value-type="float" office:value="0.947937" calcext:value-type="float">
            <text:p>0.947937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25968" calcext:value-type="float">
            <text:p>0.92596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3016" calcext:value-type="float">
            <text:p>0.673016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60635" calcext:value-type="float">
            <text:p>0.960635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70794" calcext:value-type="float">
            <text:p>0.970794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30095" calcext:value-type="float">
            <text:p>0.93009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652063" calcext:value-type="float">
            <text:p>0.652063</text:p>
          </table:table-cell>
          <table:table-cell office:value-type="float" office:value="0.829206" calcext:value-type="float">
            <text:p>0.829206</text:p>
          </table:table-cell>
          <table:table-cell office:value-type="float" office:value="0.940317" calcext:value-type="float">
            <text:p>0.940317</text:p>
          </table:table-cell>
          <table:table-cell office:value-type="float" office:value="0.951111" calcext:value-type="float">
            <text:p>0.951111</text:p>
          </table:table-cell>
          <table:table-cell office:value-type="float" office:value="0.960635" calcext:value-type="float">
            <text:p>0.96063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16952" calcext:value-type="float">
            <text:p>0.91695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653968" calcext:value-type="float">
            <text:p>0.653968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.930794" calcext:value-type="float">
            <text:p>0.930794</text:p>
          </table:table-cell>
          <table:table-cell office:value-type="float" office:value="0.944127" calcext:value-type="float">
            <text:p>0.944127</text:p>
          </table:table-cell>
          <table:table-cell office:value-type="float" office:value="0.95619" calcext:value-type="float">
            <text:p>0.95619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00444" calcext:value-type="float">
            <text:p>0.90044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667302" calcext:value-type="float">
            <text:p>0.667302</text:p>
          </table:table-cell>
          <table:table-cell office:value-type="float" office:value="0.697778" calcext:value-type="float">
            <text:p>0.697778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946032" calcext:value-type="float">
            <text:p>0.946032</text:p>
          </table:table-cell>
          <table:table-cell office:value-type="float" office:value="0.956825" calcext:value-type="float">
            <text:p>0.95682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7619" calcext:value-type="float">
            <text:p>0.967619</text:p>
          </table:table-cell>
          <table:table-cell table:number-columns-repeated="3" office:value-type="float" office:value="0.971429" calcext:value-type="float">
            <text:p>0.971429</text:p>
          </table:table-cell>
          <table:table-cell office:value-type="float" office:value="0.902921" calcext:value-type="float">
            <text:p>0.90292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254" calcext:value-type="float">
            <text:p>0.68254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8095" calcext:value-type="float">
            <text:p>0.95809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30476" calcext:value-type="float">
            <text:p>0.93047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84762" calcext:value-type="float">
            <text:p>0.784762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873" calcext:value-type="float">
            <text:p>0.95873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44381" calcext:value-type="float">
            <text:p>0.94438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1873" calcext:value-type="float">
            <text:p>0.71873</text:p>
          </table:table-cell>
          <table:table-cell office:value-type="float" office:value="0.934603" calcext:value-type="float">
            <text:p>0.934603</text:p>
          </table:table-cell>
          <table:table-cell office:value-type="float" office:value="0.951746" calcext:value-type="float">
            <text:p>0.951746</text:p>
          </table:table-cell>
          <table:table-cell office:value-type="float" office:value="0.96" calcext:value-type="float">
            <text:p>0.9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37905" calcext:value-type="float">
            <text:p>0.93790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667302" calcext:value-type="float">
            <text:p>0.667302</text:p>
          </table:table-cell>
          <table:table-cell office:value-type="float" office:value="0.899048" calcext:value-type="float">
            <text:p>0.899048</text:p>
          </table:table-cell>
          <table:table-cell office:value-type="float" office:value="0.956825" calcext:value-type="float">
            <text:p>0.95682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30286" calcext:value-type="float">
            <text:p>0.93028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3016" calcext:value-type="float">
            <text:p>0.67301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60635" calcext:value-type="float">
            <text:p>0.96063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3619" calcext:value-type="float">
            <text:p>0.9361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69206" calcext:value-type="float">
            <text:p>0.669206</text:p>
          </table:table-cell>
          <table:table-cell office:value-type="float" office:value="0.907937" calcext:value-type="float">
            <text:p>0.907937</text:p>
          </table:table-cell>
          <table:table-cell office:value-type="float" office:value="0.953651" calcext:value-type="float">
            <text:p>0.95365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30349" calcext:value-type="float">
            <text:p>0.93034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907302" calcext:value-type="float">
            <text:p>0.907302</text:p>
          </table:table-cell>
          <table:table-cell office:value-type="float" office:value="0.95746" calcext:value-type="float">
            <text:p>0.9574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5079" calcext:value-type="float">
            <text:p>0.965079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30794" calcext:value-type="float">
            <text:p>0.93079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95238" calcext:value-type="float">
            <text:p>0.695238</text:p>
          </table:table-cell>
          <table:table-cell office:value-type="float" office:value="0.932063" calcext:value-type="float">
            <text:p>0.932063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37143" calcext:value-type="float">
            <text:p>0.93714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937143" calcext:value-type="float">
            <text:p>0.937143</text:p>
          </table:table-cell>
          <table:table-cell table:number-columns-repeated="3" office:value-type="float" office:value="0.961905" calcext:value-type="float">
            <text:p>0.961905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34857" calcext:value-type="float">
            <text:p>0.93485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05714" calcext:value-type="float">
            <text:p>0.805714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6984" calcext:value-type="float">
            <text:p>0.966984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21079" calcext:value-type="float">
            <text:p>0.92107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64762" calcext:value-type="float">
            <text:p>0.664762</text:p>
          </table:table-cell>
          <table:table-cell office:value-type="float" office:value="0.692698" calcext:value-type="float">
            <text:p>0.692698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09841" calcext:value-type="float">
            <text:p>0.90984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807619" calcext:value-type="float">
            <text:p>0.807619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19175" calcext:value-type="float">
            <text:p>0.91917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34921" calcext:value-type="float">
            <text:p>0.834921</text:p>
          </table:table-cell>
          <table:table-cell table:number-columns-repeated="4" office:value-type="float" office:value="0.961905" calcext:value-type="float">
            <text:p>0.961905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23492" calcext:value-type="float">
            <text:p>0.92349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652698" calcext:value-type="float">
            <text:p>0.652698</text:p>
          </table:table-cell>
          <table:table-cell office:value-type="float" office:value="0.697778" calcext:value-type="float">
            <text:p>0.697778</text:p>
          </table:table-cell>
          <table:table-cell office:value-type="float" office:value="0.950476" calcext:value-type="float">
            <text:p>0.95047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4444" calcext:value-type="float">
            <text:p>0.96444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0654" calcext:value-type="float">
            <text:p>0.9065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652698" calcext:value-type="float">
            <text:p>0.652698</text:p>
          </table:table-cell>
          <table:table-cell office:value-type="float" office:value="0.667937" calcext:value-type="float">
            <text:p>0.667937</text:p>
          </table:table-cell>
          <table:table-cell office:value-type="float" office:value="0.809524" calcext:value-type="float">
            <text:p>0.809524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89397" calcext:value-type="float">
            <text:p>0.88939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03492" calcext:value-type="float">
            <text:p>0.703492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806349" calcext:value-type="float">
            <text:p>0.806349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9054" calcext:value-type="float">
            <text:p>0.8905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4127" calcext:value-type="float">
            <text:p>0.66412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9206" calcext:value-type="float">
            <text:p>0.82920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93016" calcext:value-type="float">
            <text:p>0.89301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646984" calcext:value-type="float">
            <text:p>0.64698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46032" calcext:value-type="float">
            <text:p>0.746032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70794" calcext:value-type="float">
            <text:p>0.97079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83048" calcext:value-type="float">
            <text:p>0.88304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06984" calcext:value-type="float">
            <text:p>0.60698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0794" calcext:value-type="float">
            <text:p>0.730794</text:p>
          </table:table-cell>
          <table:table-cell office:value-type="float" office:value="0.942222" calcext:value-type="float">
            <text:p>0.942222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70794" calcext:value-type="float">
            <text:p>0.97079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75556" calcext:value-type="float">
            <text:p>0.87555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627302" calcext:value-type="float">
            <text:p>0.62730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6825" calcext:value-type="float">
            <text:p>0.676825</text:p>
          </table:table-cell>
          <table:table-cell office:value-type="float" office:value="0.868571" calcext:value-type="float">
            <text:p>0.86857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64571" calcext:value-type="float">
            <text:p>0.86457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624762" calcext:value-type="float">
            <text:p>0.62476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254" calcext:value-type="float">
            <text:p>0.72254</text:p>
          </table:table-cell>
          <table:table-cell office:value-type="float" office:value="0.949206" calcext:value-type="float">
            <text:p>0.94920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76762" calcext:value-type="float">
            <text:p>0.87676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06667" calcext:value-type="float">
            <text:p>0.706667</text:p>
          </table:table-cell>
          <table:table-cell office:value-type="float" office:value="0.955556" calcext:value-type="float">
            <text:p>0.955556</text:p>
          </table:table-cell>
          <table:table-cell table:number-columns-repeated="3" office:value-type="float" office:value="0.961905" calcext:value-type="float">
            <text:p>0.961905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08127" calcext:value-type="float">
            <text:p>0.90812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69206" calcext:value-type="float">
            <text:p>0.669206</text:p>
          </table:table-cell>
          <table:table-cell office:value-type="float" office:value="0.789206" calcext:value-type="float">
            <text:p>0.78920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86032" calcext:value-type="float">
            <text:p>0.88603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646349" calcext:value-type="float">
            <text:p>0.64634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0635" calcext:value-type="float">
            <text:p>0.680635</text:p>
          </table:table-cell>
          <table:table-cell office:value-type="float" office:value="0.88127" calcext:value-type="float">
            <text:p>0.88127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67937" calcext:value-type="float">
            <text:p>0.86793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665397" calcext:value-type="float">
            <text:p>0.66539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3175" calcext:value-type="float">
            <text:p>0.723175</text:p>
          </table:table-cell>
          <table:table-cell office:value-type="float" office:value="0.960635" calcext:value-type="float">
            <text:p>0.96063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70794" calcext:value-type="float">
            <text:p>0.97079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82476" calcext:value-type="float">
            <text:p>0.88247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665397" calcext:value-type="float">
            <text:p>0.665397</text:p>
          </table:table-cell>
          <table:table-cell office:value-type="float" office:value="0.667937" calcext:value-type="float">
            <text:p>0.667937</text:p>
          </table:table-cell>
          <table:table-cell office:value-type="float" office:value="0.809524" calcext:value-type="float">
            <text:p>0.809524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91238" calcext:value-type="float">
            <text:p>0.89123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839365" calcext:value-type="float">
            <text:p>0.839365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894159" calcext:value-type="float">
            <text:p>0.89415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69206" calcext:value-type="float">
            <text:p>0.669206</text:p>
          </table:table-cell>
          <table:table-cell office:value-type="float" office:value="0.914921" calcext:value-type="float">
            <text:p>0.91492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02667" calcext:value-type="float">
            <text:p>0.90266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4127" calcext:value-type="float">
            <text:p>0.664127</text:p>
          </table:table-cell>
          <table:table-cell office:value-type="float" office:value="0.687619" calcext:value-type="float">
            <text:p>0.687619</text:p>
          </table:table-cell>
          <table:table-cell office:value-type="float" office:value="0.952381" calcext:value-type="float">
            <text:p>0.95238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6984" calcext:value-type="float">
            <text:p>0.966984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08063" calcext:value-type="float">
            <text:p>0.90806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1905" calcext:value-type="float">
            <text:p>0.641905</text:p>
          </table:table-cell>
          <table:table-cell office:value-type="float" office:value="0.691429" calcext:value-type="float">
            <text:p>0.691429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70794" calcext:value-type="float">
            <text:p>0.970794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07556" calcext:value-type="float">
            <text:p>0.90755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674286" calcext:value-type="float">
            <text:p>0.674286</text:p>
          </table:table-cell>
          <table:table-cell office:value-type="float" office:value="0.935238" calcext:value-type="float">
            <text:p>0.935238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03238" calcext:value-type="float">
            <text:p>0.9032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69206" calcext:value-type="float">
            <text:p>0.669206</text:p>
          </table:table-cell>
          <table:table-cell office:value-type="float" office:value="0.930159" calcext:value-type="float">
            <text:p>0.930159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4444" calcext:value-type="float">
            <text:p>0.964444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34476" calcext:value-type="float">
            <text:p>0.93447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59048" calcext:value-type="float">
            <text:p>0.859048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6984" calcext:value-type="float">
            <text:p>0.966984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26413" calcext:value-type="float">
            <text:p>0.92641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3968" calcext:value-type="float">
            <text:p>0.733968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43619" calcext:value-type="float">
            <text:p>0.94361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1587" calcext:value-type="float">
            <text:p>0.661587</text:p>
          </table:table-cell>
          <table:table-cell office:value-type="float" office:value="0.921905" calcext:value-type="float">
            <text:p>0.921905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32063" calcext:value-type="float">
            <text:p>0.93206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60952" calcext:value-type="float">
            <text:p>0.660952</text:p>
          </table:table-cell>
          <table:table-cell office:value-type="float" office:value="0.861587" calcext:value-type="float">
            <text:p>0.861587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26222" calcext:value-type="float">
            <text:p>0.92622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2222" calcext:value-type="float">
            <text:p>0.662222</text:p>
          </table:table-cell>
          <table:table-cell office:value-type="float" office:value="0.756825" calcext:value-type="float">
            <text:p>0.756825</text:p>
          </table:table-cell>
          <table:table-cell office:value-type="float" office:value="0.960635" calcext:value-type="float">
            <text:p>0.96063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7619" calcext:value-type="float">
            <text:p>0.967619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15683" calcext:value-type="float">
            <text:p>0.91568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832381" calcext:value-type="float">
            <text:p>0.832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70794" calcext:value-type="float">
            <text:p>0.97079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20952" calcext:value-type="float">
            <text:p>0.92095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01905" calcext:value-type="float">
            <text:p>0.601905</text:p>
          </table:table-cell>
          <table:table-cell office:value-type="float" office:value="0.829841" calcext:value-type="float">
            <text:p>0.82984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16254" calcext:value-type="float">
            <text:p>0.91625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942857" calcext:value-type="float">
            <text:p>0.942857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34857" calcext:value-type="float">
            <text:p>0.93485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6349" calcext:value-type="float">
            <text:p>0.726349</text:p>
          </table:table-cell>
          <table:table-cell office:value-type="float" office:value="0.960635" calcext:value-type="float">
            <text:p>0.96063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7619" calcext:value-type="float">
            <text:p>0.967619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41651" calcext:value-type="float">
            <text:p>0.94165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64762" calcext:value-type="float">
            <text:p>0.664762</text:p>
          </table:table-cell>
          <table:table-cell office:value-type="float" office:value="0.876825" calcext:value-type="float">
            <text:p>0.87682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27302" calcext:value-type="float">
            <text:p>0.927302</text:p>
          </table:table-cell>
          <table:table-cell>
            <draw:frame draw:z-index="0" draw:style-name="gr1" draw:text-style-name="P1" svg:width="22.348cm" svg:height="12.57cm" svg:x="0.005cm" svg:y="0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49524" calcext:value-type="float">
            <text:p>0.649524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34921" calcext:value-type="float">
            <text:p>0.93492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798095" calcext:value-type="float">
            <text:p>0.79809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table:number-columns-repeated="4" office:value-type="float" office:value="0.971429" calcext:value-type="float">
            <text:p>0.971429</text:p>
          </table:table-cell>
          <table:table-cell office:value-type="float" office:value="0.916762" calcext:value-type="float">
            <text:p>0.91676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" calcext:value-type="float">
            <text:p>0.6</text:p>
          </table:table-cell>
          <table:table-cell office:value-type="float" office:value="0.657778" calcext:value-type="float">
            <text:p>0.657778</text:p>
          </table:table-cell>
          <table:table-cell office:value-type="float" office:value="0.667937" calcext:value-type="float">
            <text:p>0.667937</text:p>
          </table:table-cell>
          <table:table-cell office:value-type="float" office:value="0.937778" calcext:value-type="float">
            <text:p>0.937778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03619" calcext:value-type="float">
            <text:p>0.90361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3492" calcext:value-type="float">
            <text:p>0.623492</text:p>
          </table:table-cell>
          <table:table-cell office:value-type="float" office:value="0.726984" calcext:value-type="float">
            <text:p>0.726984</text:p>
          </table:table-cell>
          <table:table-cell office:value-type="float" office:value="0.96127" calcext:value-type="float">
            <text:p>0.96127</text:p>
          </table:table-cell>
          <table:table-cell table:number-columns-repeated="3" office:value-type="float" office:value="0.961905" calcext:value-type="float">
            <text:p>0.961905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08317" calcext:value-type="float">
            <text:p>0.90831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" calcext:value-type="float">
            <text:p>0.6</text:p>
          </table:table-cell>
          <table:table-cell office:value-type="float" office:value="0.660317" calcext:value-type="float">
            <text:p>0.660317</text:p>
          </table:table-cell>
          <table:table-cell office:value-type="float" office:value="0.769524" calcext:value-type="float">
            <text:p>0.769524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5079" calcext:value-type="float">
            <text:p>0.965079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16635" calcext:value-type="float">
            <text:p>0.91663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56508" calcext:value-type="float">
            <text:p>0.656508</text:p>
          </table:table-cell>
          <table:table-cell office:value-type="float" office:value="0.695238" calcext:value-type="float">
            <text:p>0.695238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08889" calcext:value-type="float">
            <text:p>0.90888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4921" calcext:value-type="float">
            <text:p>0.634921</text:p>
          </table:table-cell>
          <table:table-cell office:value-type="float" office:value="0.765079" calcext:value-type="float">
            <text:p>0.765079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4444" calcext:value-type="float">
            <text:p>0.964444</text:p>
          </table:table-cell>
          <table:table-cell table:number-columns-repeated="5" office:value-type="float" office:value="0.971429" calcext:value-type="float">
            <text:p>0.971429</text:p>
          </table:table-cell>
          <table:table-cell office:value-type="float" office:value="0.913587" calcext:value-type="float">
            <text:p>0.91358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86349" calcext:value-type="float">
            <text:p>0.686349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254" calcext:value-type="float">
            <text:p>0.96254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39175" calcext:value-type="float">
            <text:p>0.93917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779683" calcext:value-type="float">
            <text:p>0.779683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6349" calcext:value-type="float">
            <text:p>0.966349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48889" calcext:value-type="float">
            <text:p>0.94888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810794" calcext:value-type="float">
            <text:p>0.810794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52254" calcext:value-type="float">
            <text:p>0.95225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96825" calcext:value-type="float">
            <text:p>0.79682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table:number-columns-repeated="7" office:value-type="float" office:value="0.971429" calcext:value-type="float">
            <text:p>0.971429</text:p>
          </table:table-cell>
          <table:table-cell office:value-type="float" office:value="0.951238" calcext:value-type="float">
            <text:p>0.95123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8254" calcext:value-type="float">
            <text:p>0.888254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5079" calcext:value-type="float">
            <text:p>0.965079</text:p>
          </table:table-cell>
          <table:table-cell table:number-columns-repeated="7" office:value-type="float" office:value="0.971429" calcext:value-type="float">
            <text:p>0.971429</text:p>
          </table:table-cell>
          <table:table-cell office:value-type="float" office:value="0.960571" calcext:value-type="float">
            <text:p>0.96057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59048" calcext:value-type="float">
            <text:p>0.859048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57206" calcext:value-type="float">
            <text:p>0.95720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813968" calcext:value-type="float">
            <text:p>0.813968</text:p>
          </table:table-cell>
          <table:table-cell office:value-type="float" office:value="0.956825" calcext:value-type="float">
            <text:p>0.95682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70159" calcext:value-type="float">
            <text:p>0.970159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5219" calcext:value-type="float">
            <text:p>0.9521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60635" calcext:value-type="float">
            <text:p>0.760635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7" office:value-type="float" office:value="0.971429" calcext:value-type="float">
            <text:p>0.971429</text:p>
          </table:table-cell>
          <table:table-cell office:value-type="float" office:value="0.947111" calcext:value-type="float">
            <text:p>0.94711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68889" calcext:value-type="float">
            <text:p>0.768889</text:p>
          </table:table-cell>
          <table:table-cell office:value-type="float" office:value="0.945397" calcext:value-type="float">
            <text:p>0.945397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46095" calcext:value-type="float">
            <text:p>0.94609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01905" calcext:value-type="float">
            <text:p>0.801905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5079" calcext:value-type="float">
            <text:p>0.965079</text:p>
          </table:table-cell>
          <table:table-cell table:number-columns-repeated="7" office:value-type="float" office:value="0.971429" calcext:value-type="float">
            <text:p>0.971429</text:p>
          </table:table-cell>
          <table:table-cell office:value-type="float" office:value="0.951937" calcext:value-type="float">
            <text:p>0.95193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1746" calcext:value-type="float">
            <text:p>0.831746</text:p>
          </table:table-cell>
          <table:table-cell office:value-type="float" office:value="0.958095" calcext:value-type="float">
            <text:p>0.95809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table:number-columns-repeated="7" office:value-type="float" office:value="0.971429" calcext:value-type="float">
            <text:p>0.971429</text:p>
          </table:table-cell>
          <table:table-cell office:value-type="float" office:value="0.954984" calcext:value-type="float">
            <text:p>0.95498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table:number-columns-repeated="8" office:value-type="float" office:value="0.971429" calcext:value-type="float">
            <text:p>0.971429</text:p>
          </table:table-cell>
          <table:table-cell office:value-type="float" office:value="0.964127" calcext:value-type="float">
            <text:p>0.96412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826032" calcext:value-type="float">
            <text:p>0.826032</text:p>
          </table:table-cell>
          <table:table-cell office:value-type="float" office:value="0.960635" calcext:value-type="float">
            <text:p>0.960635</text:p>
          </table:table-cell>
          <table:table-cell office:value-type="float" office:value="0.961905" calcext:value-type="float">
            <text:p>0.961905</text:p>
          </table:table-cell>
          <table:table-cell table:number-columns-repeated="8" office:value-type="float" office:value="0.971429" calcext:value-type="float">
            <text:p>0.971429</text:p>
          </table:table-cell>
          <table:table-cell office:value-type="float" office:value="0.954857" calcext:value-type="float">
            <text:p>0.95485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13333" calcext:value-type="float">
            <text:p>0.813333</text:p>
          </table:table-cell>
          <table:table-cell office:value-type="float" office:value="0.959365" calcext:value-type="float">
            <text:p>0.95936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5714" calcext:value-type="float">
            <text:p>0.965714</text:p>
          </table:table-cell>
          <table:table-cell table:number-columns-repeated="7" office:value-type="float" office:value="0.971429" calcext:value-type="float">
            <text:p>0.971429</text:p>
          </table:table-cell>
          <table:table-cell office:value-type="float" office:value="0.952889" calcext:value-type="float">
            <text:p>0.95288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738413" calcext:value-type="float">
            <text:p>0.738413</text:p>
          </table:table-cell>
          <table:table-cell office:value-type="float" office:value="0.951746" calcext:value-type="float">
            <text:p>0.95174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175" calcext:value-type="float">
            <text:p>0.963175</text:p>
          </table:table-cell>
          <table:table-cell table:number-columns-repeated="7" office:value-type="float" office:value="0.971429" calcext:value-type="float">
            <text:p>0.971429</text:p>
          </table:table-cell>
          <table:table-cell office:value-type="float" office:value="0.944381" calcext:value-type="float">
            <text:p>0.94438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64762" calcext:value-type="float">
            <text:p>0.66476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9365" calcext:value-type="float">
            <text:p>0.95936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8254" calcext:value-type="float">
            <text:p>0.968254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35429" calcext:value-type="float">
            <text:p>0.93542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6825" calcext:value-type="float">
            <text:p>0.956825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8889" calcext:value-type="float">
            <text:p>0.968889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35429" calcext:value-type="float">
            <text:p>0.93542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60952" calcext:value-type="float">
            <text:p>0.860952</text:p>
          </table:table-cell>
          <table:table-cell office:value-type="float" office:value="0.953016" calcext:value-type="float">
            <text:p>0.95301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9524" calcext:value-type="float">
            <text:p>0.969524</text:p>
          </table:table-cell>
          <table:table-cell table:number-columns-repeated="6" office:value-type="float" office:value="0.971429" calcext:value-type="float">
            <text:p>0.971429</text:p>
          </table:table-cell>
          <table:table-cell office:value-type="float" office:value="0.926921" calcext:value-type="float">
            <text:p>0.92692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64762" calcext:value-type="float">
            <text:p>0.664762</text:p>
          </table:table-cell>
          <table:table-cell office:value-type="float" office:value="0.876825" calcext:value-type="float">
            <text:p>0.876825</text:p>
          </table:table-cell>
          <table:table-cell office:value-type="float" office:value="0.95873" calcext:value-type="float">
            <text:p>0.95873</text:p>
          </table:table-cell>
          <table:table-cell office:value-type="float" office:value="0.965714" calcext:value-type="float">
            <text:p>0.965714</text:p>
          </table:table-cell>
          <table:table-cell table:number-columns-repeated="7" office:value-type="float" office:value="0.971429" calcext:value-type="float">
            <text:p>0.971429</text:p>
          </table:table-cell>
          <table:table-cell office:value-type="float" office:value="0.92946" calcext:value-type="float">
            <text:p>0.929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14:55:36.311023208</dc:date>
    <meta:editing-duration>PT1M46S</meta:editing-duration>
    <meta:editing-cycles>1</meta:editing-cycles>
    <meta:document-statistic meta:table-count="1" meta:cell-count="28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accuracy.A2:accuracy.A201 accuracy.C1:accuracy.N201" chart:data-source-has-labels="both" svg:x="1.427cm" svg:y="0.251cm" svg:width="17.532cm" svg:height="11.118cm">
          <chart:coordinate-region svg:x="2.178cm" svg:y="0.452cm" svg:width="16.781cm" svg:height="9.959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271746">
                <text:p>0.271746</text:p>
                <draw:g>
                  <svg:desc>accuracy.C2:accuracy.C201</svg:desc>
                </draw:g>
              </table:table-cell>
              <table:table-cell office:value-type="float" office:value="0.333333">
                <text:p>0.333333</text:p>
                <draw:g>
                  <svg:desc>accuracy.D2:accuracy.D201</svg:desc>
                </draw:g>
              </table:table-cell>
              <table:table-cell office:value-type="float" office:value="0.333333">
                <text:p>0.333333</text:p>
                <draw:g>
                  <svg:desc>accuracy.E2:accuracy.E201</svg:desc>
                </draw:g>
              </table:table-cell>
              <table:table-cell office:value-type="float" office:value="0.333333">
                <text:p>0.333333</text:p>
                <draw:g>
                  <svg:desc>accuracy.F2:accuracy.F201</svg:desc>
                </draw:g>
              </table:table-cell>
              <table:table-cell office:value-type="float" office:value="0.333333">
                <text:p>0.333333</text:p>
                <draw:g>
                  <svg:desc>accuracy.G2:accuracy.G201</svg:desc>
                </draw:g>
              </table:table-cell>
              <table:table-cell office:value-type="float" office:value="0.333333">
                <text:p>0.333333</text:p>
                <draw:g>
                  <svg:desc>accuracy.H2:accuracy.H201</svg:desc>
                </draw:g>
              </table:table-cell>
              <table:table-cell office:value-type="float" office:value="0.333333">
                <text:p>0.333333</text:p>
                <draw:g>
                  <svg:desc>accuracy.I2:accuracy.I201</svg:desc>
                </draw:g>
              </table:table-cell>
              <table:table-cell office:value-type="float" office:value="0.333333">
                <text:p>0.333333</text:p>
                <draw:g>
                  <svg:desc>accuracy.J2:accuracy.J201</svg:desc>
                </draw:g>
              </table:table-cell>
              <table:table-cell office:value-type="float" office:value="0.333333">
                <text:p>0.333333</text:p>
                <draw:g>
                  <svg:desc>accuracy.K2:accuracy.K201</svg:desc>
                </draw:g>
              </table:table-cell>
              <table:table-cell office:value-type="float" office:value="0.464127">
                <text:p>0.464127</text:p>
                <draw:g>
                  <svg:desc>accuracy.L2:accuracy.L201</svg:desc>
                </draw:g>
              </table:table-cell>
              <table:table-cell office:value-type="float" office:value="0.666667">
                <text:p>0.666667</text:p>
                <draw:g>
                  <svg:desc>accuracy.M2:accuracy.M201</svg:desc>
                </draw:g>
              </table:table-cell>
              <table:table-cell office:value-type="float" office:value="0.340254">
                <text:p>0.340254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89524">
                <text:p>0.28952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547937">
                <text:p>0.547937</text:p>
              </table:table-cell>
              <table:table-cell office:value-type="float" office:value="0.666667">
                <text:p>0.666667</text:p>
              </table:table-cell>
              <table:table-cell office:value-type="float" office:value="0.350413">
                <text:p>0.3504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4286">
                <text:p>0.31428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73333">
                <text:p>0.373333</text:p>
              </table:table-cell>
              <table:table-cell office:value-type="float" office:value="0.666032">
                <text:p>0.666032</text:p>
              </table:table-cell>
              <table:table-cell office:value-type="float" office:value="0.742857">
                <text:p>0.742857</text:p>
              </table:table-cell>
              <table:table-cell office:value-type="float" office:value="0.368698">
                <text:p>0.3686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9524">
                <text:p>0.32952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68889">
                <text:p>0.368889</text:p>
              </table:table-cell>
              <table:table-cell office:value-type="float" office:value="0.617143">
                <text:p>0.617143</text:p>
              </table:table-cell>
              <table:table-cell office:value-type="float" office:value="0.676825">
                <text:p>0.676825</text:p>
              </table:table-cell>
              <table:table-cell office:value-type="float" office:value="0.742857">
                <text:p>0.742857</text:p>
              </table:table-cell>
              <table:table-cell office:value-type="float" office:value="0.399238">
                <text:p>0.3992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5556">
                <text:p>0.31555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65714">
                <text:p>0.365714</text:p>
              </table:table-cell>
              <table:table-cell office:value-type="float" office:value="0.580952">
                <text:p>0.580952</text:p>
              </table:table-cell>
              <table:table-cell office:value-type="float" office:value="0.665397">
                <text:p>0.665397</text:p>
              </table:table-cell>
              <table:table-cell office:value-type="float" office:value="0.681905">
                <text:p>0.681905</text:p>
              </table:table-cell>
              <table:table-cell office:value-type="float" office:value="0.742857">
                <text:p>0.742857</text:p>
              </table:table-cell>
              <table:table-cell office:value-type="float" office:value="0.427619">
                <text:p>0.4276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31429">
                <text:p>0.33142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53651">
                <text:p>0.353651</text:p>
              </table:table-cell>
              <table:table-cell office:value-type="float" office:value="0.539048">
                <text:p>0.539048</text:p>
              </table:table-cell>
              <table:table-cell office:value-type="float" office:value="0.662222">
                <text:p>0.662222</text:p>
              </table:table-cell>
              <table:table-cell office:value-type="float" office:value="0.666667">
                <text:p>0.666667</text:p>
              </table:table-cell>
              <table:table-cell office:value-type="float" office:value="0.688889">
                <text:p>0.688889</text:p>
              </table:table-cell>
              <table:table-cell office:value-type="float" office:value="0.742857">
                <text:p>0.742857</text:p>
              </table:table-cell>
              <table:table-cell office:value-type="float" office:value="0.457524">
                <text:p>0.4575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0952">
                <text:p>0.340952</text:p>
              </table:table-cell>
              <table:table-cell office:value-type="float" office:value="0.445079">
                <text:p>0.445079</text:p>
              </table:table-cell>
              <table:table-cell office:value-type="float" office:value="0.607619">
                <text:p>0.607619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88889">
                <text:p>0.688889</text:p>
              </table:table-cell>
              <table:table-cell office:value-type="float" office:value="0.742857">
                <text:p>0.742857</text:p>
              </table:table-cell>
              <table:table-cell office:value-type="float" office:value="0.47473">
                <text:p>0.474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11111">
                <text:p>0.31111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6667">
                <text:p>0.346667</text:p>
              </table:table-cell>
              <table:table-cell office:value-type="float" office:value="0.485079">
                <text:p>0.485079</text:p>
              </table:table-cell>
              <table:table-cell office:value-type="float" office:value="0.624762">
                <text:p>0.624762</text:p>
              </table:table-cell>
              <table:table-cell office:value-type="float" office:value="0.665397">
                <text:p>0.66539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8889">
                <text:p>0.688889</text:p>
              </table:table-cell>
              <table:table-cell office:value-type="float" office:value="0.742857">
                <text:p>0.742857</text:p>
              </table:table-cell>
              <table:table-cell office:value-type="float" office:value="0.478857">
                <text:p>0.478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9683">
                <text:p>0.339683</text:p>
              </table:table-cell>
              <table:table-cell office:value-type="float" office:value="0.456508">
                <text:p>0.456508</text:p>
              </table:table-cell>
              <table:table-cell office:value-type="float" office:value="0.614603">
                <text:p>0.614603</text:p>
              </table:table-cell>
              <table:table-cell office:value-type="float" office:value="0.662222">
                <text:p>0.66222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2857">
                <text:p>0.702857</text:p>
              </table:table-cell>
              <table:table-cell office:value-type="float" office:value="0.87619">
                <text:p>0.87619</text:p>
              </table:table-cell>
              <table:table-cell office:value-type="float" office:value="0.510921">
                <text:p>0.5109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968">
                <text:p>0.333968</text:p>
              </table:table-cell>
              <table:table-cell office:value-type="float" office:value="0.443175">
                <text:p>0.443175</text:p>
              </table:table-cell>
              <table:table-cell office:value-type="float" office:value="0.600635">
                <text:p>0.600635</text:p>
              </table:table-cell>
              <table:table-cell office:value-type="float" office:value="0.656508">
                <text:p>0.65650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746">
                <text:p>0.71746</text:p>
              </table:table-cell>
              <table:table-cell office:value-type="float" office:value="0.87619">
                <text:p>0.87619</text:p>
              </table:table-cell>
              <table:table-cell office:value-type="float" office:value="0.541841">
                <text:p>0.5418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413333">
                <text:p>0.413333</text:p>
              </table:table-cell>
              <table:table-cell office:value-type="float" office:value="0.549841">
                <text:p>0.549841</text:p>
              </table:table-cell>
              <table:table-cell office:value-type="float" office:value="0.63619">
                <text:p>0.63619</text:p>
              </table:table-cell>
              <table:table-cell office:value-type="float" office:value="0.665397">
                <text:p>0.66539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1111">
                <text:p>0.711111</text:p>
              </table:table-cell>
              <table:table-cell office:value-type="float" office:value="0.87619">
                <text:p>0.87619</text:p>
              </table:table-cell>
              <table:table-cell office:value-type="float" office:value="0.531111">
                <text:p>0.5311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92381">
                <text:p>0.392381</text:p>
              </table:table-cell>
              <table:table-cell office:value-type="float" office:value="0.527619">
                <text:p>0.527619</text:p>
              </table:table-cell>
              <table:table-cell office:value-type="float" office:value="0.623492">
                <text:p>0.623492</text:p>
              </table:table-cell>
              <table:table-cell office:value-type="float" office:value="0.655238">
                <text:p>0.65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561397">
                <text:p>0.5613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80317">
                <text:p>0.380317</text:p>
              </table:table-cell>
              <table:table-cell office:value-type="float" office:value="0.501587">
                <text:p>0.501587</text:p>
              </table:table-cell>
              <table:table-cell office:value-type="float" office:value="0.635556">
                <text:p>0.635556</text:p>
              </table:table-cell>
              <table:table-cell office:value-type="float" office:value="0.659683">
                <text:p>0.65968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35873">
                <text:p>0.735873</text:p>
              </table:table-cell>
              <table:table-cell office:value-type="float" office:value="0.961905">
                <text:p>0.961905</text:p>
              </table:table-cell>
              <table:table-cell office:value-type="float" office:value="0.557968">
                <text:p>0.5579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6254">
                <text:p>0.36254</text:p>
              </table:table-cell>
              <table:table-cell office:value-type="float" office:value="0.52">
                <text:p>0.52</text:p>
              </table:table-cell>
              <table:table-cell office:value-type="float" office:value="0.640635">
                <text:p>0.640635</text:p>
              </table:table-cell>
              <table:table-cell office:value-type="float" office:value="0.664127">
                <text:p>0.66412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69524">
                <text:p>0.76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562349">
                <text:p>0.5623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60635">
                <text:p>0.360635</text:p>
              </table:table-cell>
              <table:table-cell office:value-type="float" office:value="0.535873">
                <text:p>0.535873</text:p>
              </table:table-cell>
              <table:table-cell office:value-type="float" office:value="0.643175">
                <text:p>0.643175</text:p>
              </table:table-cell>
              <table:table-cell office:value-type="float" office:value="0.665397">
                <text:p>0.66539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78413">
                <text:p>0.778413</text:p>
              </table:table-cell>
              <table:table-cell office:value-type="float" office:value="0.961905">
                <text:p>0.961905</text:p>
              </table:table-cell>
              <table:table-cell office:value-type="float" office:value="0.565016">
                <text:p>0.5650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80317">
                <text:p>0.380317</text:p>
              </table:table-cell>
              <table:table-cell office:value-type="float" office:value="0.515556">
                <text:p>0.515556</text:p>
              </table:table-cell>
              <table:table-cell office:value-type="float" office:value="0.64">
                <text:p>0.64</text:p>
              </table:table-cell>
              <table:table-cell office:value-type="float" office:value="0.666032">
                <text:p>0.66603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6667">
                <text:p>0.78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565524">
                <text:p>0.5655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9048">
                <text:p>0.339048</text:p>
              </table:table-cell>
              <table:table-cell office:value-type="float" office:value="0.427937">
                <text:p>0.427937</text:p>
              </table:table-cell>
              <table:table-cell office:value-type="float" office:value="0.580952">
                <text:p>0.580952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">
                <text:p>0.8</text:p>
              </table:table-cell>
              <table:table-cell office:value-type="float" office:value="0.961905">
                <text:p>0.961905</text:p>
              </table:table-cell>
              <table:table-cell office:value-type="float" office:value="0.580508">
                <text:p>0.5805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9048">
                <text:p>0.339048</text:p>
              </table:table-cell>
              <table:table-cell office:value-type="float" office:value="0.44127">
                <text:p>0.44127</text:p>
              </table:table-cell>
              <table:table-cell office:value-type="float" office:value="0.591746">
                <text:p>0.591746</text:p>
              </table:table-cell>
              <table:table-cell office:value-type="float" office:value="0.658413">
                <text:p>0.65841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302">
                <text:p>0.667302</text:p>
              </table:table-cell>
              <table:table-cell office:value-type="float" office:value="0.883175">
                <text:p>0.883175</text:p>
              </table:table-cell>
              <table:table-cell office:value-type="float" office:value="0.961905">
                <text:p>0.961905</text:p>
              </table:table-cell>
              <table:table-cell office:value-type="float" office:value="0.591429">
                <text:p>0.59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33333">
                <text:p>0.333333</text:p>
              </table:table-cell>
              <table:table-cell office:value-type="float" office:value="0.349206">
                <text:p>0.349206</text:p>
              </table:table-cell>
              <table:table-cell office:value-type="float" office:value="0.460952">
                <text:p>0.460952</text:p>
              </table:table-cell>
              <table:table-cell office:value-type="float" office:value="0.624127">
                <text:p>0.624127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9365">
                <text:p>0.679365</text:p>
              </table:table-cell>
              <table:table-cell office:value-type="float" office:value="0.923175">
                <text:p>0.923175</text:p>
              </table:table-cell>
              <table:table-cell office:value-type="float" office:value="0.961905">
                <text:p>0.961905</text:p>
              </table:table-cell>
              <table:table-cell office:value-type="float" office:value="0.603492">
                <text:p>0.6034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778">
                <text:p>0.337778</text:p>
              </table:table-cell>
              <table:table-cell office:value-type="float" office:value="0.420952">
                <text:p>0.420952</text:p>
              </table:table-cell>
              <table:table-cell office:value-type="float" office:value="0.614603">
                <text:p>0.614603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7937">
                <text:p>0.707937</text:p>
              </table:table-cell>
              <table:table-cell office:value-type="float" office:value="0.942857">
                <text:p>0.94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602222">
                <text:p>0.6022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4603">
                <text:p>0.334603</text:p>
              </table:table-cell>
              <table:table-cell office:value-type="float" office:value="0.399365">
                <text:p>0.399365</text:p>
              </table:table-cell>
              <table:table-cell office:value-type="float" office:value="0.606984">
                <text:p>0.606984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9206">
                <text:p>0.789206</text:p>
              </table:table-cell>
              <table:table-cell office:value-type="float" office:value="0.955556">
                <text:p>0.955556</text:p>
              </table:table-cell>
              <table:table-cell office:value-type="float" office:value="0.961905">
                <text:p>0.961905</text:p>
              </table:table-cell>
              <table:table-cell office:value-type="float" office:value="0.641714">
                <text:p>0.6417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44762">
                <text:p>0.344762</text:p>
              </table:table-cell>
              <table:table-cell office:value-type="float" office:value="0.456508">
                <text:p>0.456508</text:p>
              </table:table-cell>
              <table:table-cell office:value-type="float" office:value="0.591746">
                <text:p>0.591746</text:p>
              </table:table-cell>
              <table:table-cell office:value-type="float" office:value="0.664127">
                <text:p>0.66412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206">
                <text:p>0.669206</text:p>
              </table:table-cell>
              <table:table-cell office:value-type="float" office:value="0.813968">
                <text:p>0.813968</text:p>
              </table:table-cell>
              <table:table-cell office:value-type="float" office:value="0.951111">
                <text:p>0.951111</text:p>
              </table:table-cell>
              <table:table-cell office:value-type="float" office:value="0.961905">
                <text:p>0.961905</text:p>
              </table:table-cell>
              <table:table-cell office:value-type="float" office:value="0.649143">
                <text:p>0.6491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63175">
                <text:p>0.363175</text:p>
              </table:table-cell>
              <table:table-cell office:value-type="float" office:value="0.488254">
                <text:p>0.488254</text:p>
              </table:table-cell>
              <table:table-cell office:value-type="float" office:value="0.615873">
                <text:p>0.61587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3016">
                <text:p>0.673016</text:p>
              </table:table-cell>
              <table:table-cell office:value-type="float" office:value="0.860317">
                <text:p>0.860317</text:p>
              </table:table-cell>
              <table:table-cell office:value-type="float" office:value="0.947937">
                <text:p>0.947937</text:p>
              </table:table-cell>
              <table:table-cell office:value-type="float" office:value="0.961905">
                <text:p>0.961905</text:p>
              </table:table-cell>
              <table:table-cell office:value-type="float" office:value="0.661524">
                <text:p>0.6615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47937">
                <text:p>0.347937</text:p>
              </table:table-cell>
              <table:table-cell office:value-type="float" office:value="0.48127">
                <text:p>0.48127</text:p>
              </table:table-cell>
              <table:table-cell office:value-type="float" office:value="0.634921">
                <text:p>0.63492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99683">
                <text:p>0.699683</text:p>
              </table:table-cell>
              <table:table-cell office:value-type="float" office:value="0.890159">
                <text:p>0.890159</text:p>
              </table:table-cell>
              <table:table-cell office:value-type="float" office:value="0.953016">
                <text:p>0.953016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365">
                <text:p>0.6673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61905">
                <text:p>0.361905</text:p>
              </table:table-cell>
              <table:table-cell office:value-type="float" office:value="0.59873">
                <text:p>0.59873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476">
                <text:p>0.670476</text:p>
              </table:table-cell>
              <table:table-cell office:value-type="float" office:value="0.738413">
                <text:p>0.738413</text:p>
              </table:table-cell>
              <table:table-cell office:value-type="float" office:value="0.88381">
                <text:p>0.88381</text:p>
              </table:table-cell>
              <table:table-cell office:value-type="float" office:value="0.954921">
                <text:p>0.954921</text:p>
              </table:table-cell>
              <table:table-cell office:value-type="float" office:value="0.961905">
                <text:p>0.961905</text:p>
              </table:table-cell>
              <table:table-cell office:value-type="float" office:value="0.687111">
                <text:p>0.6871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85397">
                <text:p>0.385397</text:p>
              </table:table-cell>
              <table:table-cell office:value-type="float" office:value="0.625397">
                <text:p>0.625397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6349">
                <text:p>0.686349</text:p>
              </table:table-cell>
              <table:table-cell office:value-type="float" office:value="0.794921">
                <text:p>0.794921</text:p>
              </table:table-cell>
              <table:table-cell office:value-type="float" office:value="0.906667">
                <text:p>0.906667</text:p>
              </table:table-cell>
              <table:table-cell office:value-type="float" office:value="0.954921">
                <text:p>0.954921</text:p>
              </table:table-cell>
              <table:table-cell office:value-type="float" office:value="0.961905">
                <text:p>0.961905</text:p>
              </table:table-cell>
              <table:table-cell office:value-type="float" office:value="0.701841">
                <text:p>0.7018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60317">
                <text:p>0.460317</text:p>
              </table:table-cell>
              <table:table-cell office:value-type="float" office:value="0.640635">
                <text:p>0.64063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5714">
                <text:p>0.685714</text:p>
              </table:table-cell>
              <table:table-cell office:value-type="float" office:value="0.793651">
                <text:p>0.793651</text:p>
              </table:table-cell>
              <table:table-cell office:value-type="float" office:value="0.916825">
                <text:p>0.916825</text:p>
              </table:table-cell>
              <table:table-cell office:value-type="float" office:value="0.955556">
                <text:p>0.955556</text:p>
              </table:table-cell>
              <table:table-cell office:value-type="float" office:value="0.961905">
                <text:p>0.961905</text:p>
              </table:table-cell>
              <table:table-cell office:value-type="float" office:value="0.711937">
                <text:p>0.71193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15873">
                <text:p>0.415873</text:p>
              </table:table-cell>
              <table:table-cell office:value-type="float" office:value="0.643175">
                <text:p>0.64317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937">
                <text:p>0.667937</text:p>
              </table:table-cell>
              <table:table-cell office:value-type="float" office:value="0.714286">
                <text:p>0.714286</text:p>
              </table:table-cell>
              <table:table-cell office:value-type="float" office:value="0.808254">
                <text:p>0.808254</text:p>
              </table:table-cell>
              <table:table-cell office:value-type="float" office:value="0.904127">
                <text:p>0.904127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711175">
                <text:p>0.7111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20952">
                <text:p>0.420952</text:p>
              </table:table-cell>
              <table:table-cell office:value-type="float" office:value="0.649524">
                <text:p>0.64952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841">
                <text:p>0.669841</text:p>
              </table:table-cell>
              <table:table-cell office:value-type="float" office:value="0.701587">
                <text:p>0.701587</text:p>
              </table:table-cell>
              <table:table-cell office:value-type="float" office:value="0.790476">
                <text:p>0.790476</text:p>
              </table:table-cell>
              <table:table-cell office:value-type="float" office:value="0.858413">
                <text:p>0.858413</text:p>
              </table:table-cell>
              <table:table-cell office:value-type="float" office:value="0.949206">
                <text:p>0.949206</text:p>
              </table:table-cell>
              <table:table-cell office:value-type="float" office:value="0.961905">
                <text:p>0.961905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17143">
                <text:p>0.417143</text:p>
              </table:table-cell>
              <table:table-cell office:value-type="float" office:value="0.646984">
                <text:p>0.64698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841">
                <text:p>0.669841</text:p>
              </table:table-cell>
              <table:table-cell office:value-type="float" office:value="0.692063">
                <text:p>0.692063</text:p>
              </table:table-cell>
              <table:table-cell office:value-type="float" office:value="0.786667">
                <text:p>0.786667</text:p>
              </table:table-cell>
              <table:table-cell office:value-type="float" office:value="0.864762">
                <text:p>0.864762</text:p>
              </table:table-cell>
              <table:table-cell office:value-type="float" office:value="0.951111">
                <text:p>0.951111</text:p>
              </table:table-cell>
              <table:table-cell office:value-type="float" office:value="0.961905">
                <text:p>0.961905</text:p>
              </table:table-cell>
              <table:table-cell office:value-type="float" office:value="0.702857">
                <text:p>0.7028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2381">
                <text:p>0.5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73">
                <text:p>0.67873</text:p>
              </table:table-cell>
              <table:table-cell office:value-type="float" office:value="0.766349">
                <text:p>0.766349</text:p>
              </table:table-cell>
              <table:table-cell office:value-type="float" office:value="0.840635">
                <text:p>0.840635</text:p>
              </table:table-cell>
              <table:table-cell office:value-type="float" office:value="0.914921">
                <text:p>0.914921</text:p>
              </table:table-cell>
              <table:table-cell office:value-type="float" office:value="0.959365">
                <text:p>0.959365</text:p>
              </table:table-cell>
              <table:table-cell office:value-type="float" office:value="0.961905">
                <text:p>0.961905</text:p>
              </table:table-cell>
              <table:table-cell office:value-type="float" office:value="0.735048">
                <text:p>0.7350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31111">
                <text:p>0.431111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3175">
                <text:p>0.683175</text:p>
              </table:table-cell>
              <table:table-cell office:value-type="float" office:value="0.793016">
                <text:p>0.793016</text:p>
              </table:table-cell>
              <table:table-cell office:value-type="float" office:value="0.853968">
                <text:p>0.853968</text:p>
              </table:table-cell>
              <table:table-cell office:value-type="float" office:value="0.935873">
                <text:p>0.935873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731683">
                <text:p>0.7316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87619">
                <text:p>0.487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206">
                <text:p>0.669206</text:p>
              </table:table-cell>
              <table:table-cell office:value-type="float" office:value="0.700317">
                <text:p>0.700317</text:p>
              </table:table-cell>
              <table:table-cell office:value-type="float" office:value="0.803175">
                <text:p>0.803175</text:p>
              </table:table-cell>
              <table:table-cell office:value-type="float" office:value="0.862222">
                <text:p>0.862222</text:p>
              </table:table-cell>
              <table:table-cell office:value-type="float" office:value="0.939683">
                <text:p>0.93968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742413">
                <text:p>0.74241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49206">
                <text:p>0.54920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937">
                <text:p>0.667937</text:p>
              </table:table-cell>
              <table:table-cell office:value-type="float" office:value="0.710476">
                <text:p>0.710476</text:p>
              </table:table-cell>
              <table:table-cell office:value-type="float" office:value="0.819048">
                <text:p>0.819048</text:p>
              </table:table-cell>
              <table:table-cell office:value-type="float" office:value="0.866032">
                <text:p>0.866032</text:p>
              </table:table-cell>
              <table:table-cell office:value-type="float" office:value="0.930794">
                <text:p>0.930794</text:p>
              </table:table-cell>
              <table:table-cell office:value-type="float" office:value="0.96127">
                <text:p>0.96127</text:p>
              </table:table-cell>
              <table:table-cell office:value-type="float" office:value="0.961905">
                <text:p>0.961905</text:p>
              </table:table-cell>
              <table:table-cell office:value-type="float" office:value="0.750476">
                <text:p>0.7504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05714">
                <text:p>0.60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841">
                <text:p>0.669841</text:p>
              </table:table-cell>
              <table:table-cell office:value-type="float" office:value="0.694603">
                <text:p>0.694603</text:p>
              </table:table-cell>
              <table:table-cell office:value-type="float" office:value="0.798095">
                <text:p>0.798095</text:p>
              </table:table-cell>
              <table:table-cell office:value-type="float" office:value="0.878095">
                <text:p>0.878095</text:p>
              </table:table-cell>
              <table:table-cell office:value-type="float" office:value="0.942222">
                <text:p>0.94222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755048">
                <text:p>0.7550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15873">
                <text:p>0.61587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3651">
                <text:p>0.673651</text:p>
              </table:table-cell>
              <table:table-cell office:value-type="float" office:value="0.693968">
                <text:p>0.693968</text:p>
              </table:table-cell>
              <table:table-cell office:value-type="float" office:value="0.787302">
                <text:p>0.787302</text:p>
              </table:table-cell>
              <table:table-cell office:value-type="float" office:value="0.875556">
                <text:p>0.875556</text:p>
              </table:table-cell>
              <table:table-cell office:value-type="float" office:value="0.946032">
                <text:p>0.94603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755429">
                <text:p>0.75542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95556">
                <text:p>0.595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6349">
                <text:p>0.686349</text:p>
              </table:table-cell>
              <table:table-cell office:value-type="float" office:value="0.780952">
                <text:p>0.780952</text:p>
              </table:table-cell>
              <table:table-cell office:value-type="float" office:value="0.853333">
                <text:p>0.853333</text:p>
              </table:table-cell>
              <table:table-cell office:value-type="float" office:value="0.923175">
                <text:p>0.923175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776127">
                <text:p>0.77612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54603">
                <text:p>0.65460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0635">
                <text:p>0.680635</text:p>
              </table:table-cell>
              <table:table-cell office:value-type="float" office:value="0.740952">
                <text:p>0.740952</text:p>
              </table:table-cell>
              <table:table-cell office:value-type="float" office:value="0.810794">
                <text:p>0.810794</text:p>
              </table:table-cell>
              <table:table-cell office:value-type="float" office:value="0.892063">
                <text:p>0.892063</text:p>
              </table:table-cell>
              <table:table-cell office:value-type="float" office:value="0.941587">
                <text:p>0.94158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54">
                <text:p>0.96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797841">
                <text:p>0.79784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4127">
                <text:p>0.6412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841">
                <text:p>0.669841</text:p>
              </table:table-cell>
              <table:table-cell office:value-type="float" office:value="0.703492">
                <text:p>0.703492</text:p>
              </table:table-cell>
              <table:table-cell office:value-type="float" office:value="0.79873">
                <text:p>0.79873</text:p>
              </table:table-cell>
              <table:table-cell office:value-type="float" office:value="0.852063">
                <text:p>0.852063</text:p>
              </table:table-cell>
              <table:table-cell office:value-type="float" office:value="0.912381">
                <text:p>0.912381</text:p>
              </table:table-cell>
              <table:table-cell office:value-type="float" office:value="0.939683">
                <text:p>0.939683</text:p>
              </table:table-cell>
              <table:table-cell office:value-type="float" office:value="0.96127">
                <text:p>0.96127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810857">
                <text:p>0.81085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8571">
                <text:p>0.668571</text:p>
              </table:table-cell>
              <table:table-cell office:value-type="float" office:value="0.687619">
                <text:p>0.687619</text:p>
              </table:table-cell>
              <table:table-cell office:value-type="float" office:value="0.779683">
                <text:p>0.779683</text:p>
              </table:table-cell>
              <table:table-cell office:value-type="float" office:value="0.844444">
                <text:p>0.844444</text:p>
              </table:table-cell>
              <table:table-cell office:value-type="float" office:value="0.92">
                <text:p>0.92</text:p>
              </table:table-cell>
              <table:table-cell office:value-type="float" office:value="0.945397">
                <text:p>0.94539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80946">
                <text:p>0.809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27302">
                <text:p>0.62730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1905">
                <text:p>0.681905</text:p>
              </table:table-cell>
              <table:table-cell office:value-type="float" office:value="0.790476">
                <text:p>0.790476</text:p>
              </table:table-cell>
              <table:table-cell office:value-type="float" office:value="0.872381">
                <text:p>0.872381</text:p>
              </table:table-cell>
              <table:table-cell office:value-type="float" office:value="0.926349">
                <text:p>0.926349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811111">
                <text:p>0.81111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3873">
                <text:p>0.63873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73">
                <text:p>0.67873</text:p>
              </table:table-cell>
              <table:table-cell office:value-type="float" office:value="0.772698">
                <text:p>0.772698</text:p>
              </table:table-cell>
              <table:table-cell office:value-type="float" office:value="0.871746">
                <text:p>0.871746</text:p>
              </table:table-cell>
              <table:table-cell office:value-type="float" office:value="0.908571">
                <text:p>0.908571</text:p>
              </table:table-cell>
              <table:table-cell office:value-type="float" office:value="0.940317">
                <text:p>0.940317</text:p>
              </table:table-cell>
              <table:table-cell office:value-type="float" office:value="0.96127">
                <text:p>0.9612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836381">
                <text:p>0.83638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24127">
                <text:p>0.62412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619">
                <text:p>0.71619</text:p>
              </table:table-cell>
              <table:table-cell office:value-type="float" office:value="0.851429">
                <text:p>0.851429</text:p>
              </table:table-cell>
              <table:table-cell office:value-type="float" office:value="0.897143">
                <text:p>0.897143</text:p>
              </table:table-cell>
              <table:table-cell office:value-type="float" office:value="0.939683">
                <text:p>0.939683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824825">
                <text:p>0.82482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23492">
                <text:p>0.623492</text:p>
              </table:table-cell>
              <table:table-cell office:value-type="float" office:value="0.666667">
                <text:p>0.666667</text:p>
              </table:table-cell>
              <table:table-cell office:value-type="float" office:value="0.724444">
                <text:p>0.724444</text:p>
              </table:table-cell>
              <table:table-cell office:value-type="float" office:value="0.859683">
                <text:p>0.859683</text:p>
              </table:table-cell>
              <table:table-cell office:value-type="float" office:value="0.893968">
                <text:p>0.893968</text:p>
              </table:table-cell>
              <table:table-cell office:value-type="float" office:value="0.934603">
                <text:p>0.934603</text:p>
              </table:table-cell>
              <table:table-cell office:value-type="float" office:value="0.959365">
                <text:p>0.95936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855175">
                <text:p>0.8551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44444">
                <text:p>0.644444</text:p>
              </table:table-cell>
              <table:table-cell office:value-type="float" office:value="0.666667">
                <text:p>0.666667</text:p>
              </table:table-cell>
              <table:table-cell office:value-type="float" office:value="0.692698">
                <text:p>0.692698</text:p>
              </table:table-cell>
              <table:table-cell office:value-type="float" office:value="0.820317">
                <text:p>0.820317</text:p>
              </table:table-cell>
              <table:table-cell office:value-type="float" office:value="0.888889">
                <text:p>0.888889</text:p>
              </table:table-cell>
              <table:table-cell office:value-type="float" office:value="0.943492">
                <text:p>0.94349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850857">
                <text:p>0.85085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0127">
                <text:p>0.6012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4286">
                <text:p>0.674286</text:p>
              </table:table-cell>
              <table:table-cell office:value-type="float" office:value="0.745397">
                <text:p>0.745397</text:p>
              </table:table-cell>
              <table:table-cell office:value-type="float" office:value="0.868571">
                <text:p>0.868571</text:p>
              </table:table-cell>
              <table:table-cell office:value-type="float" office:value="0.925714">
                <text:p>0.92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833079">
                <text:p>0.83307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51429">
                <text:p>0.65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80635">
                <text:p>0.680635</text:p>
              </table:table-cell>
              <table:table-cell office:value-type="float" office:value="0.8">
                <text:p>0.8</text:p>
              </table:table-cell>
              <table:table-cell office:value-type="float" office:value="0.899048">
                <text:p>0.899048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850095">
                <text:p>0.85009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55238">
                <text:p>0.65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710476">
                <text:p>0.710476</text:p>
              </table:table-cell>
              <table:table-cell office:value-type="float" office:value="0.841905">
                <text:p>0.841905</text:p>
              </table:table-cell>
              <table:table-cell office:value-type="float" office:value="0.913651">
                <text:p>0.91365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984">
                <text:p>0.966984</text:p>
              </table:table-cell>
              <table:table-cell office:value-type="float" office:value="0.971429">
                <text:p>0.971429</text:p>
              </table:table-cell>
              <table:table-cell office:value-type="float" office:value="0.859683">
                <text:p>0.85968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64127">
                <text:p>0.664127</text:p>
              </table:table-cell>
              <table:table-cell office:value-type="float" office:value="0.674921">
                <text:p>0.674921</text:p>
              </table:table-cell>
              <table:table-cell office:value-type="float" office:value="0.771429">
                <text:p>0.771429</text:p>
              </table:table-cell>
              <table:table-cell office:value-type="float" office:value="0.869841">
                <text:p>0.869841</text:p>
              </table:table-cell>
              <table:table-cell office:value-type="float" office:value="0.924444">
                <text:p>0.924444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7619">
                <text:p>0.967619</text:p>
              </table:table-cell>
              <table:table-cell office:value-type="float" office:value="0.971429">
                <text:p>0.971429</text:p>
              </table:table-cell>
              <table:table-cell office:value-type="float" office:value="0.871619">
                <text:p>0.87161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66667">
                <text:p>0.666667</text:p>
              </table:table-cell>
              <table:table-cell office:value-type="float" office:value="0.683175">
                <text:p>0.683175</text:p>
              </table:table-cell>
              <table:table-cell office:value-type="float" office:value="0.735238">
                <text:p>0.735238</text:p>
              </table:table-cell>
              <table:table-cell office:value-type="float" office:value="0.853968">
                <text:p>0.853968</text:p>
              </table:table-cell>
              <table:table-cell office:value-type="float" office:value="0.890159">
                <text:p>0.890159</text:p>
              </table:table-cell>
              <table:table-cell office:value-type="float" office:value="0.932698">
                <text:p>0.932698</text:p>
              </table:table-cell>
              <table:table-cell office:value-type="float" office:value="0.95873">
                <text:p>0.9587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861079">
                <text:p>0.8610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825">
                <text:p>0.676825</text:p>
              </table:table-cell>
              <table:table-cell office:value-type="float" office:value="0.746667">
                <text:p>0.746667</text:p>
              </table:table-cell>
              <table:table-cell office:value-type="float" office:value="0.862222">
                <text:p>0.862222</text:p>
              </table:table-cell>
              <table:table-cell office:value-type="float" office:value="0.899683">
                <text:p>0.899683</text:p>
              </table:table-cell>
              <table:table-cell office:value-type="float" office:value="0.937143">
                <text:p>0.937143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864254">
                <text:p>0.86425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66667">
                <text:p>0.666667</text:p>
              </table:table-cell>
              <table:table-cell office:value-type="float" office:value="0.674921">
                <text:p>0.674921</text:p>
              </table:table-cell>
              <table:table-cell office:value-type="float" office:value="0.71746">
                <text:p>0.71746</text:p>
              </table:table-cell>
              <table:table-cell office:value-type="float" office:value="0.849524">
                <text:p>0.849524</text:p>
              </table:table-cell>
              <table:table-cell office:value-type="float" office:value="0.886349">
                <text:p>0.886349</text:p>
              </table:table-cell>
              <table:table-cell office:value-type="float" office:value="0.91873">
                <text:p>0.91873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079">
                <text:p>0.965079</text:p>
              </table:table-cell>
              <table:table-cell office:value-type="float" office:value="0.971429">
                <text:p>0.971429</text:p>
              </table:table-cell>
              <table:table-cell office:value-type="float" office:value="0.856254">
                <text:p>0.85625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23492">
                <text:p>0.623492</text:p>
              </table:table-cell>
              <table:table-cell office:value-type="float" office:value="0.666667">
                <text:p>0.666667</text:p>
              </table:table-cell>
              <table:table-cell office:value-type="float" office:value="0.713016">
                <text:p>0.713016</text:p>
              </table:table-cell>
              <table:table-cell office:value-type="float" office:value="0.850794">
                <text:p>0.850794</text:p>
              </table:table-cell>
              <table:table-cell office:value-type="float" office:value="0.885079">
                <text:p>0.885079</text:p>
              </table:table-cell>
              <table:table-cell office:value-type="float" office:value="0.904127">
                <text:p>0.904127</text:p>
              </table:table-cell>
              <table:table-cell office:value-type="float" office:value="0.947302">
                <text:p>0.94730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84781">
                <text:p>0.8478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66984">
                <text:p>0.566984</text:p>
              </table:table-cell>
              <table:table-cell office:value-type="float" office:value="0.667302">
                <text:p>0.667302</text:p>
              </table:table-cell>
              <table:table-cell office:value-type="float" office:value="0.696508">
                <text:p>0.696508</text:p>
              </table:table-cell>
              <table:table-cell office:value-type="float" office:value="0.810159">
                <text:p>0.810159</text:p>
              </table:table-cell>
              <table:table-cell office:value-type="float" office:value="0.874921">
                <text:p>0.874921</text:p>
              </table:table-cell>
              <table:table-cell office:value-type="float" office:value="0.890159">
                <text:p>0.890159</text:p>
              </table:table-cell>
              <table:table-cell office:value-type="float" office:value="0.931429">
                <text:p>0.931429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832635">
                <text:p>0.83263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31746">
                <text:p>0.631746</text:p>
              </table:table-cell>
              <table:table-cell office:value-type="float" office:value="0.674921">
                <text:p>0.674921</text:p>
              </table:table-cell>
              <table:table-cell office:value-type="float" office:value="0.754286">
                <text:p>0.754286</text:p>
              </table:table-cell>
              <table:table-cell office:value-type="float" office:value="0.861587">
                <text:p>0.861587</text:p>
              </table:table-cell>
              <table:table-cell office:value-type="float" office:value="0.88254">
                <text:p>0.88254</text:p>
              </table:table-cell>
              <table:table-cell office:value-type="float" office:value="0.895238">
                <text:p>0.895238</text:p>
              </table:table-cell>
              <table:table-cell office:value-type="float" office:value="0.933968">
                <text:p>0.933968</text:p>
              </table:table-cell>
              <table:table-cell office:value-type="float" office:value="0.955556">
                <text:p>0.95555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85181">
                <text:p>0.8518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67937">
                <text:p>0.667937</text:p>
              </table:table-cell>
              <table:table-cell office:value-type="float" office:value="0.714286">
                <text:p>0.714286</text:p>
              </table:table-cell>
              <table:table-cell office:value-type="float" office:value="0.850159">
                <text:p>0.850159</text:p>
              </table:table-cell>
              <table:table-cell office:value-type="float" office:value="0.875556">
                <text:p>0.875556</text:p>
              </table:table-cell>
              <table:table-cell office:value-type="float" office:value="0.892698">
                <text:p>0.892698</text:p>
              </table:table-cell>
              <table:table-cell office:value-type="float" office:value="0.935873">
                <text:p>0.935873</text:p>
              </table:table-cell>
              <table:table-cell office:value-type="float" office:value="0.946667">
                <text:p>0.94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7619">
                <text:p>0.967619</text:p>
              </table:table-cell>
              <table:table-cell office:value-type="float" office:value="0.971429">
                <text:p>0.971429</text:p>
              </table:table-cell>
              <table:table-cell office:value-type="float" office:value="0.87746">
                <text:p>0.877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66667">
                <text:p>0.666667</text:p>
              </table:table-cell>
              <table:table-cell office:value-type="float" office:value="0.711746">
                <text:p>0.711746</text:p>
              </table:table-cell>
              <table:table-cell office:value-type="float" office:value="0.848889">
                <text:p>0.848889</text:p>
              </table:table-cell>
              <table:table-cell office:value-type="float" office:value="0.878095">
                <text:p>0.878095</text:p>
              </table:table-cell>
              <table:table-cell office:value-type="float" office:value="0.925714">
                <text:p>0.925714</text:p>
              </table:table-cell>
              <table:table-cell office:value-type="float" office:value="0.944127">
                <text:p>0.94412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883048">
                <text:p>0.8830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44444">
                <text:p>0.644444</text:p>
              </table:table-cell>
              <table:table-cell office:value-type="float" office:value="0.755556">
                <text:p>0.755556</text:p>
              </table:table-cell>
              <table:table-cell office:value-type="float" office:value="0.860317">
                <text:p>0.860317</text:p>
              </table:table-cell>
              <table:table-cell office:value-type="float" office:value="0.878095">
                <text:p>0.878095</text:p>
              </table:table-cell>
              <table:table-cell office:value-type="float" office:value="0.900952">
                <text:p>0.90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56825">
                <text:p>0.95682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883302">
                <text:p>0.8833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71111">
                <text:p>0.671111</text:p>
              </table:table-cell>
              <table:table-cell office:value-type="float" office:value="0.829841">
                <text:p>0.829841</text:p>
              </table:table-cell>
              <table:table-cell office:value-type="float" office:value="0.874921">
                <text:p>0.874921</text:p>
              </table:table-cell>
              <table:table-cell office:value-type="float" office:value="0.891429">
                <text:p>0.891429</text:p>
              </table:table-cell>
              <table:table-cell office:value-type="float" office:value="0.941587">
                <text:p>0.941587</text:p>
              </table:table-cell>
              <table:table-cell office:value-type="float" office:value="0.954921">
                <text:p>0.95492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254">
                <text:p>0.9025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13333">
                <text:p>0.613333</text:p>
              </table:table-cell>
              <table:table-cell office:value-type="float" office:value="0.721905">
                <text:p>0.721905</text:p>
              </table:table-cell>
              <table:table-cell office:value-type="float" office:value="0.859683">
                <text:p>0.859683</text:p>
              </table:table-cell>
              <table:table-cell office:value-type="float" office:value="0.88127">
                <text:p>0.88127</text:p>
              </table:table-cell>
              <table:table-cell office:value-type="float" office:value="0.895238">
                <text:p>0.895238</text:p>
              </table:table-cell>
              <table:table-cell office:value-type="float" office:value="0.943492">
                <text:p>0.94349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77587">
                <text:p>0.8775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57143">
                <text:p>0.657143</text:p>
              </table:table-cell>
              <table:table-cell office:value-type="float" office:value="0.773968">
                <text:p>0.773968</text:p>
              </table:table-cell>
              <table:table-cell office:value-type="float" office:value="0.863492">
                <text:p>0.863492</text:p>
              </table:table-cell>
              <table:table-cell office:value-type="float" office:value="0.885714">
                <text:p>0.885714</text:p>
              </table:table-cell>
              <table:table-cell office:value-type="float" office:value="0.91619">
                <text:p>0.91619</text:p>
              </table:table-cell>
              <table:table-cell office:value-type="float" office:value="0.95873">
                <text:p>0.9587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67937">
                <text:p>0.667937</text:p>
              </table:table-cell>
              <table:table-cell office:value-type="float" office:value="0.795556">
                <text:p>0.795556</text:p>
              </table:table-cell>
              <table:table-cell office:value-type="float" office:value="0.871746">
                <text:p>0.871746</text:p>
              </table:table-cell>
              <table:table-cell office:value-type="float" office:value="0.886984">
                <text:p>0.886984</text:p>
              </table:table-cell>
              <table:table-cell office:value-type="float" office:value="0.937143">
                <text:p>0.93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9854">
                <text:p>0.8985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74286">
                <text:p>0.674286</text:p>
              </table:table-cell>
              <table:table-cell office:value-type="float" office:value="0.831111">
                <text:p>0.831111</text:p>
              </table:table-cell>
              <table:table-cell office:value-type="float" office:value="0.876825">
                <text:p>0.876825</text:p>
              </table:table-cell>
              <table:table-cell office:value-type="float" office:value="0.885714">
                <text:p>0.885714</text:p>
              </table:table-cell>
              <table:table-cell office:value-type="float" office:value="0.943492">
                <text:p>0.94349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794">
                <text:p>0.970794</text:p>
              </table:table-cell>
              <table:table-cell office:value-type="float" office:value="0.971429">
                <text:p>0.971429</text:p>
              </table:table-cell>
              <table:table-cell office:value-type="float" office:value="0.902984">
                <text:p>0.90298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85079">
                <text:p>0.685079</text:p>
              </table:table-cell>
              <table:table-cell office:value-type="float" office:value="0.861587">
                <text:p>0.861587</text:p>
              </table:table-cell>
              <table:table-cell office:value-type="float" office:value="0.885714">
                <text:p>0.885714</text:p>
              </table:table-cell>
              <table:table-cell office:value-type="float" office:value="0.919365">
                <text:p>0.91936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54">
                <text:p>0.96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3333">
                <text:p>0.91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52063">
                <text:p>0.652063</text:p>
              </table:table-cell>
              <table:table-cell office:value-type="float" office:value="0.862222">
                <text:p>0.862222</text:p>
              </table:table-cell>
              <table:table-cell office:value-type="float" office:value="0.885714">
                <text:p>0.885714</text:p>
              </table:table-cell>
              <table:table-cell office:value-type="float" office:value="0.907302">
                <text:p>0.907302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8635">
                <text:p>0.90863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67937">
                <text:p>0.667937</text:p>
              </table:table-cell>
              <table:table-cell office:value-type="float" office:value="0.874921">
                <text:p>0.874921</text:p>
              </table:table-cell>
              <table:table-cell office:value-type="float" office:value="0.913016">
                <text:p>0.913016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9873">
                <text:p>0.91987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34603">
                <text:p>0.734603</text:p>
              </table:table-cell>
              <table:table-cell office:value-type="float" office:value="0.880635">
                <text:p>0.880635</text:p>
              </table:table-cell>
              <table:table-cell office:value-type="float" office:value="0.932063">
                <text:p>0.93206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079">
                <text:p>0.96507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9333">
                <text:p>0.9293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750476">
                <text:p>0.750476</text:p>
              </table:table-cell>
              <table:table-cell office:value-type="float" office:value="0.938413">
                <text:p>0.93841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4444">
                <text:p>0.96444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9619">
                <text:p>0.9396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702222">
                <text:p>0.702222</text:p>
              </table:table-cell>
              <table:table-cell office:value-type="float" office:value="0.938413">
                <text:p>0.93841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54">
                <text:p>0.96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5556">
                <text:p>0.9355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822857">
                <text:p>0.82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0667">
                <text:p>0.950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77143">
                <text:p>0.77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4444">
                <text:p>0.96444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5587">
                <text:p>0.9455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85397">
                <text:p>0.78539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794">
                <text:p>0.97079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6095">
                <text:p>0.94609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869841">
                <text:p>0.86984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4286">
                <text:p>0.95428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859683">
                <text:p>0.85968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984">
                <text:p>0.96698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3143">
                <text:p>0.95314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784127">
                <text:p>0.78412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079">
                <text:p>0.96507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5397">
                <text:p>0.94539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16825">
                <text:p>0.91682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7619">
                <text:p>0.96761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8921">
                <text:p>0.95892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789841">
                <text:p>0.78984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5778">
                <text:p>0.94577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843175">
                <text:p>0.84317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794">
                <text:p>0.970794</text:p>
              </table:table-cell>
              <table:table-cell office:value-type="float" office:value="0.971429">
                <text:p>0.971429</text:p>
              </table:table-cell>
              <table:table-cell office:value-type="float" office:value="0.950921">
                <text:p>0.95092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800635">
                <text:p>0.800635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54">
                <text:p>0.96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6032">
                <text:p>0.94603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751111">
                <text:p>0.751111</text:p>
              </table:table-cell>
              <table:table-cell office:value-type="float" office:value="0.951746">
                <text:p>0.95174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54">
                <text:p>0.96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0825">
                <text:p>0.9408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4127">
                <text:p>0.64127</text:p>
              </table:table-cell>
              <table:table-cell office:value-type="float" office:value="0.911746">
                <text:p>0.91174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5968">
                <text:p>0.92596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60952">
                <text:p>0.660952</text:p>
              </table:table-cell>
              <table:table-cell office:value-type="float" office:value="0.824127">
                <text:p>0.82412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873">
                <text:p>0.9187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16508">
                <text:p>0.616508</text:p>
              </table:table-cell>
              <table:table-cell office:value-type="float" office:value="0.927619">
                <text:p>0.92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24698">
                <text:p>0.92469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59048">
                <text:p>0.659048</text:p>
              </table:table-cell>
              <table:table-cell office:value-type="float" office:value="0.903492">
                <text:p>0.90349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984">
                <text:p>0.966984</text:p>
              </table:table-cell>
              <table:table-cell office:value-type="float" office:value="0.971429">
                <text:p>0.971429</text:p>
              </table:table-cell>
              <table:table-cell office:value-type="float" office:value="0.926286">
                <text:p>0.92628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64127">
                <text:p>0.664127</text:p>
              </table:table-cell>
              <table:table-cell office:value-type="float" office:value="0.905397">
                <text:p>0.905397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2654">
                <text:p>0.9265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35556">
                <text:p>0.635556</text:p>
              </table:table-cell>
              <table:table-cell office:value-type="float" office:value="0.873016">
                <text:p>0.873016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984">
                <text:p>0.966984</text:p>
              </table:table-cell>
              <table:table-cell office:value-type="float" office:value="0.971429">
                <text:p>0.971429</text:p>
              </table:table-cell>
              <table:table-cell office:value-type="float" office:value="0.920317">
                <text:p>0.92031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718095">
                <text:p>0.718095</text:p>
              </table:table-cell>
              <table:table-cell office:value-type="float" office:value="0.930794">
                <text:p>0.930794</text:p>
              </table:table-cell>
              <table:table-cell office:value-type="float" office:value="0.95746">
                <text:p>0.9574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7619">
                <text:p>0.96761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454">
                <text:p>0.9345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34921">
                <text:p>0.634921</text:p>
              </table:table-cell>
              <table:table-cell office:value-type="float" office:value="0.860317">
                <text:p>0.860317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984">
                <text:p>0.966984</text:p>
              </table:table-cell>
              <table:table-cell office:value-type="float" office:value="0.971429">
                <text:p>0.971429</text:p>
              </table:table-cell>
              <table:table-cell office:value-type="float" office:value="0.918603">
                <text:p>0.91860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59683">
                <text:p>0.659683</text:p>
              </table:table-cell>
              <table:table-cell office:value-type="float" office:value="0.873651">
                <text:p>0.873651</text:p>
              </table:table-cell>
              <table:table-cell office:value-type="float" office:value="0.942222">
                <text:p>0.94222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21524">
                <text:p>0.92152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52063">
                <text:p>0.652063</text:p>
              </table:table-cell>
              <table:table-cell office:value-type="float" office:value="0.887619">
                <text:p>0.887619</text:p>
              </table:table-cell>
              <table:table-cell office:value-type="float" office:value="0.947302">
                <text:p>0.94730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22667">
                <text:p>0.922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5619">
                <text:p>0.75619</text:p>
              </table:table-cell>
              <table:table-cell office:value-type="float" office:value="0.926984">
                <text:p>0.926984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8159">
                <text:p>0.93815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68254">
                <text:p>0.768254</text:p>
              </table:table-cell>
              <table:table-cell office:value-type="float" office:value="0.923175">
                <text:p>0.923175</text:p>
              </table:table-cell>
              <table:table-cell office:value-type="float" office:value="0.948571">
                <text:p>0.9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38095">
                <text:p>0.93809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81905">
                <text:p>0.681905</text:p>
              </table:table-cell>
              <table:table-cell office:value-type="float" office:value="0.923175">
                <text:p>0.923175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0286">
                <text:p>0.93028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6381">
                <text:p>0.76381</text:p>
              </table:table-cell>
              <table:table-cell office:value-type="float" office:value="0.925714">
                <text:p>0.925714</text:p>
              </table:table-cell>
              <table:table-cell office:value-type="float" office:value="0.959365">
                <text:p>0.95936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38857">
                <text:p>0.93885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93333">
                <text:p>0.693333</text:p>
              </table:table-cell>
              <table:table-cell office:value-type="float" office:value="0.91619">
                <text:p>0.91619</text:p>
              </table:table-cell>
              <table:table-cell office:value-type="float" office:value="0.940317">
                <text:p>0.94031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9143">
                <text:p>0.92914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64762">
                <text:p>0.664762</text:p>
              </table:table-cell>
              <table:table-cell office:value-type="float" office:value="0.88">
                <text:p>0.88</text:p>
              </table:table-cell>
              <table:table-cell office:value-type="float" office:value="0.923175">
                <text:p>0.923175</text:p>
              </table:table-cell>
              <table:table-cell office:value-type="float" office:value="0.940317">
                <text:p>0.94031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794">
                <text:p>0.970794</text:p>
              </table:table-cell>
              <table:table-cell office:value-type="float" office:value="0.971429">
                <text:p>0.971429</text:p>
              </table:table-cell>
              <table:table-cell office:value-type="float" office:value="0.918857">
                <text:p>0.91885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66667">
                <text:p>0.666667</text:p>
              </table:table-cell>
              <table:table-cell office:value-type="float" office:value="0.893968">
                <text:p>0.893968</text:p>
              </table:table-cell>
              <table:table-cell office:value-type="float" office:value="0.918095">
                <text:p>0.91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18984">
                <text:p>0.91898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66667">
                <text:p>0.666667</text:p>
              </table:table-cell>
              <table:table-cell office:value-type="float" office:value="0.806349">
                <text:p>0.806349</text:p>
              </table:table-cell>
              <table:table-cell office:value-type="float" office:value="0.915556">
                <text:p>0.915556</text:p>
              </table:table-cell>
              <table:table-cell office:value-type="float" office:value="0.937778">
                <text:p>0.93777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1429">
                <text:p>0.91142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45079">
                <text:p>0.645079</text:p>
              </table:table-cell>
              <table:table-cell office:value-type="float" office:value="0.867937">
                <text:p>0.867937</text:p>
              </table:table-cell>
              <table:table-cell office:value-type="float" office:value="0.924444">
                <text:p>0.924444</text:p>
              </table:table-cell>
              <table:table-cell office:value-type="float" office:value="0.959365">
                <text:p>0.95936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8222">
                <text:p>0.91822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75556">
                <text:p>0.675556</text:p>
              </table:table-cell>
              <table:table-cell office:value-type="float" office:value="0.899683">
                <text:p>0.899683</text:p>
              </table:table-cell>
              <table:table-cell office:value-type="float" office:value="0.930159">
                <text:p>0.93015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5651">
                <text:p>0.9256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06349">
                <text:p>0.606349</text:p>
              </table:table-cell>
              <table:table-cell office:value-type="float" office:value="0.829206">
                <text:p>0.829206</text:p>
              </table:table-cell>
              <table:table-cell office:value-type="float" office:value="0.914286">
                <text:p>0.914286</text:p>
              </table:table-cell>
              <table:table-cell office:value-type="float" office:value="0.940317">
                <text:p>0.94031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7556">
                <text:p>0.90755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55873">
                <text:p>0.655873</text:p>
              </table:table-cell>
              <table:table-cell office:value-type="float" office:value="0.883175">
                <text:p>0.883175</text:p>
              </table:table-cell>
              <table:table-cell office:value-type="float" office:value="0.923175">
                <text:p>0.923175</text:p>
              </table:table-cell>
              <table:table-cell office:value-type="float" office:value="0.953651">
                <text:p>0.95365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0381">
                <text:p>0.92038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3619">
                <text:p>0.63619</text:p>
              </table:table-cell>
              <table:table-cell office:value-type="float" office:value="0.914286">
                <text:p>0.914286</text:p>
              </table:table-cell>
              <table:table-cell office:value-type="float" office:value="0.933968">
                <text:p>0.93396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3873">
                <text:p>0.92387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73968">
                <text:p>0.773968</text:p>
              </table:table-cell>
              <table:table-cell office:value-type="float" office:value="0.919365">
                <text:p>0.919365</text:p>
              </table:table-cell>
              <table:table-cell office:value-type="float" office:value="0.933333">
                <text:p>0.933333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8095">
                <text:p>0.93809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64127">
                <text:p>0.664127</text:p>
              </table:table-cell>
              <table:table-cell office:value-type="float" office:value="0.906667">
                <text:p>0.90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079">
                <text:p>0.96507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5016">
                <text:p>0.92501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20635">
                <text:p>0.720635</text:p>
              </table:table-cell>
              <table:table-cell office:value-type="float" office:value="0.920635">
                <text:p>0.920635</text:p>
              </table:table-cell>
              <table:table-cell office:value-type="float" office:value="0.933333">
                <text:p>0.933333</text:p>
              </table:table-cell>
              <table:table-cell office:value-type="float" office:value="0.95873">
                <text:p>0.9587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2762">
                <text:p>0.93276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32698">
                <text:p>0.732698</text:p>
              </table:table-cell>
              <table:table-cell office:value-type="float" office:value="0.925714">
                <text:p>0.925714</text:p>
              </table:table-cell>
              <table:table-cell office:value-type="float" office:value="0.947302">
                <text:p>0.94730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746">
                <text:p>0.9374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742222">
                <text:p>0.742222</text:p>
              </table:table-cell>
              <table:table-cell office:value-type="float" office:value="0.928254">
                <text:p>0.928254</text:p>
              </table:table-cell>
              <table:table-cell office:value-type="float" office:value="0.941587">
                <text:p>0.941587</text:p>
              </table:table-cell>
              <table:table-cell office:value-type="float" office:value="0.96127">
                <text:p>0.9612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746">
                <text:p>0.9374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702222">
                <text:p>0.702222</text:p>
              </table:table-cell>
              <table:table-cell office:value-type="float" office:value="0.924444">
                <text:p>0.924444</text:p>
              </table:table-cell>
              <table:table-cell office:value-type="float" office:value="0.947302">
                <text:p>0.94730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079">
                <text:p>0.96507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3905">
                <text:p>0.93390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34286">
                <text:p>0.634286</text:p>
              </table:table-cell>
              <table:table-cell office:value-type="float" office:value="0.839365">
                <text:p>0.839365</text:p>
              </table:table-cell>
              <table:table-cell office:value-type="float" office:value="0.928254">
                <text:p>0.928254</text:p>
              </table:table-cell>
              <table:table-cell office:value-type="float" office:value="0.948571">
                <text:p>0.9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54">
                <text:p>0.96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5111">
                <text:p>0.91511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10794">
                <text:p>0.610794</text:p>
              </table:table-cell>
              <table:table-cell office:value-type="float" office:value="0.817778">
                <text:p>0.817778</text:p>
              </table:table-cell>
              <table:table-cell office:value-type="float" office:value="0.916825">
                <text:p>0.916825</text:p>
              </table:table-cell>
              <table:table-cell office:value-type="float" office:value="0.933968">
                <text:p>0.933968</text:p>
              </table:table-cell>
              <table:table-cell office:value-type="float" office:value="0.955556">
                <text:p>0.95555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7175">
                <text:p>0.90717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0381">
                <text:p>0.60381</text:p>
              </table:table-cell>
              <table:table-cell office:value-type="float" office:value="0.873651">
                <text:p>0.873651</text:p>
              </table:table-cell>
              <table:table-cell office:value-type="float" office:value="0.916825">
                <text:p>0.916825</text:p>
              </table:table-cell>
              <table:table-cell office:value-type="float" office:value="0.934603">
                <text:p>0.934603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2063">
                <text:p>0.91206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747937">
                <text:p>0.747937</text:p>
              </table:table-cell>
              <table:table-cell office:value-type="float" office:value="0.909206">
                <text:p>0.909206</text:p>
              </table:table-cell>
              <table:table-cell office:value-type="float" office:value="0.926349">
                <text:p>0.926349</text:p>
              </table:table-cell>
              <table:table-cell office:value-type="float" office:value="0.947302">
                <text:p>0.94730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2952">
                <text:p>0.93295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86984">
                <text:p>0.686984</text:p>
              </table:table-cell>
              <table:table-cell office:value-type="float" office:value="0.88381">
                <text:p>0.88381</text:p>
              </table:table-cell>
              <table:table-cell office:value-type="float" office:value="0.916825">
                <text:p>0.916825</text:p>
              </table:table-cell>
              <table:table-cell office:value-type="float" office:value="0.933333">
                <text:p>0.933333</text:p>
              </table:table-cell>
              <table:table-cell office:value-type="float" office:value="0.946667">
                <text:p>0.94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981">
                <text:p>0.9198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70476">
                <text:p>0.670476</text:p>
              </table:table-cell>
              <table:table-cell office:value-type="float" office:value="0.84127">
                <text:p>0.84127</text:p>
              </table:table-cell>
              <table:table-cell office:value-type="float" office:value="0.918095">
                <text:p>0.91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44127">
                <text:p>0.944127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327">
                <text:p>0.9132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45714">
                <text:p>0.645714</text:p>
              </table:table-cell>
              <table:table-cell office:value-type="float" office:value="0.747937">
                <text:p>0.747937</text:p>
              </table:table-cell>
              <table:table-cell office:value-type="float" office:value="0.928254">
                <text:p>0.928254</text:p>
              </table:table-cell>
              <table:table-cell office:value-type="float" office:value="0.943492">
                <text:p>0.943492</text:p>
              </table:table-cell>
              <table:table-cell office:value-type="float" office:value="0.95746">
                <text:p>0.9574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4825">
                <text:p>0.90482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62222">
                <text:p>0.662222</text:p>
              </table:table-cell>
              <table:table-cell office:value-type="float" office:value="0.693333">
                <text:p>0.693333</text:p>
              </table:table-cell>
              <table:table-cell office:value-type="float" office:value="0.92254">
                <text:p>0.92254</text:p>
              </table:table-cell>
              <table:table-cell office:value-type="float" office:value="0.947937">
                <text:p>0.947937</text:p>
              </table:table-cell>
              <table:table-cell office:value-type="float" office:value="0.959365">
                <text:p>0.95936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1079">
                <text:p>0.90107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46349">
                <text:p>0.646349</text:p>
              </table:table-cell>
              <table:table-cell office:value-type="float" office:value="0.857143">
                <text:p>0.857143</text:p>
              </table:table-cell>
              <table:table-cell office:value-type="float" office:value="0.939683">
                <text:p>0.939683</text:p>
              </table:table-cell>
              <table:table-cell office:value-type="float" office:value="0.955556">
                <text:p>0.95555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8413">
                <text:p>0.91841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06032">
                <text:p>0.706032</text:p>
              </table:table-cell>
              <table:table-cell office:value-type="float" office:value="0.920635">
                <text:p>0.920635</text:p>
              </table:table-cell>
              <table:table-cell office:value-type="float" office:value="0.943492">
                <text:p>0.943492</text:p>
              </table:table-cell>
              <table:table-cell office:value-type="float" office:value="0.954921">
                <text:p>0.95492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1365">
                <text:p>0.93136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13016">
                <text:p>0.713016</text:p>
              </table:table-cell>
              <table:table-cell office:value-type="float" office:value="0.925714">
                <text:p>0.925714</text:p>
              </table:table-cell>
              <table:table-cell office:value-type="float" office:value="0.951111">
                <text:p>0.95111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7619">
                <text:p>0.96761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3841">
                <text:p>0.9338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71746">
                <text:p>0.671746</text:p>
              </table:table-cell>
              <table:table-cell office:value-type="float" office:value="0.869206">
                <text:p>0.869206</text:p>
              </table:table-cell>
              <table:table-cell office:value-type="float" office:value="0.942857">
                <text:p>0.94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3302">
                <text:p>0.9233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66667">
                <text:p>0.666667</text:p>
              </table:table-cell>
              <table:table-cell office:value-type="float" office:value="0.825397">
                <text:p>0.825397</text:p>
              </table:table-cell>
              <table:table-cell office:value-type="float" office:value="0.930159">
                <text:p>0.930159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6825">
                <text:p>0.91682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46984">
                <text:p>0.646984</text:p>
              </table:table-cell>
              <table:table-cell office:value-type="float" office:value="0.751746">
                <text:p>0.751746</text:p>
              </table:table-cell>
              <table:table-cell office:value-type="float" office:value="0.940952">
                <text:p>0.940952</text:p>
              </table:table-cell>
              <table:table-cell office:value-type="float" office:value="0.95873">
                <text:p>0.9587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54">
                <text:p>0.96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8952">
                <text:p>0.90895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46984">
                <text:p>0.646984</text:p>
              </table:table-cell>
              <table:table-cell office:value-type="float" office:value="0.699683">
                <text:p>0.699683</text:p>
              </table:table-cell>
              <table:table-cell office:value-type="float" office:value="0.928254">
                <text:p>0.928254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2413">
                <text:p>0.90241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8127">
                <text:p>0.68127</text:p>
              </table:table-cell>
              <table:table-cell office:value-type="float" office:value="0.927619">
                <text:p>0.927619</text:p>
              </table:table-cell>
              <table:table-cell office:value-type="float" office:value="0.949206">
                <text:p>0.94920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64762">
                <text:p>0.664762</text:p>
              </table:table-cell>
              <table:table-cell office:value-type="float" office:value="0.727619">
                <text:p>0.727619</text:p>
              </table:table-cell>
              <table:table-cell office:value-type="float" office:value="0.934603">
                <text:p>0.934603</text:p>
              </table:table-cell>
              <table:table-cell office:value-type="float" office:value="0.951746">
                <text:p>0.95174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7365">
                <text:p>0.90736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70476">
                <text:p>0.670476</text:p>
              </table:table-cell>
              <table:table-cell office:value-type="float" office:value="0.885079">
                <text:p>0.885079</text:p>
              </table:table-cell>
              <table:table-cell office:value-type="float" office:value="0.947937">
                <text:p>0.94793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5968">
                <text:p>0.92596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73016">
                <text:p>0.673016</text:p>
              </table:table-cell>
              <table:table-cell office:value-type="float" office:value="0.919365">
                <text:p>0.919365</text:p>
              </table:table-cell>
              <table:table-cell office:value-type="float" office:value="0.948571">
                <text:p>0.948571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794">
                <text:p>0.97079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0095">
                <text:p>0.93009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52063">
                <text:p>0.652063</text:p>
              </table:table-cell>
              <table:table-cell office:value-type="float" office:value="0.829206">
                <text:p>0.829206</text:p>
              </table:table-cell>
              <table:table-cell office:value-type="float" office:value="0.940317">
                <text:p>0.940317</text:p>
              </table:table-cell>
              <table:table-cell office:value-type="float" office:value="0.951111">
                <text:p>0.951111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6952">
                <text:p>0.91695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53968">
                <text:p>0.653968</text:p>
              </table:table-cell>
              <table:table-cell office:value-type="float" office:value="0.686984">
                <text:p>0.686984</text:p>
              </table:table-cell>
              <table:table-cell office:value-type="float" office:value="0.930794">
                <text:p>0.930794</text:p>
              </table:table-cell>
              <table:table-cell office:value-type="float" office:value="0.944127">
                <text:p>0.944127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0444">
                <text:p>0.9004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67302">
                <text:p>0.667302</text:p>
              </table:table-cell>
              <table:table-cell office:value-type="float" office:value="0.697778">
                <text:p>0.697778</text:p>
              </table:table-cell>
              <table:table-cell office:value-type="float" office:value="0.926984">
                <text:p>0.926984</text:p>
              </table:table-cell>
              <table:table-cell office:value-type="float" office:value="0.946032">
                <text:p>0.946032</text:p>
              </table:table-cell>
              <table:table-cell office:value-type="float" office:value="0.956825">
                <text:p>0.95682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7619">
                <text:p>0.96761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2921">
                <text:p>0.90292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8254">
                <text:p>0.68254</text:p>
              </table:table-cell>
              <table:table-cell office:value-type="float" office:value="0.909841">
                <text:p>0.909841</text:p>
              </table:table-cell>
              <table:table-cell office:value-type="float" office:value="0.950476">
                <text:p>0.950476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0476">
                <text:p>0.93047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84762">
                <text:p>0.784762</text:p>
              </table:table-cell>
              <table:table-cell office:value-type="float" office:value="0.937143">
                <text:p>0.93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73">
                <text:p>0.9587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4381">
                <text:p>0.94438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1873">
                <text:p>0.71873</text:p>
              </table:table-cell>
              <table:table-cell office:value-type="float" office:value="0.934603">
                <text:p>0.934603</text:p>
              </table:table-cell>
              <table:table-cell office:value-type="float" office:value="0.951746">
                <text:p>0.951746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7905">
                <text:p>0.93790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67302">
                <text:p>0.667302</text:p>
              </table:table-cell>
              <table:table-cell office:value-type="float" office:value="0.899048">
                <text:p>0.899048</text:p>
              </table:table-cell>
              <table:table-cell office:value-type="float" office:value="0.956825">
                <text:p>0.95682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0286">
                <text:p>0.93028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73016">
                <text:p>0.673016</text:p>
              </table:table-cell>
              <table:table-cell office:value-type="float" office:value="0.942857">
                <text:p>0.942857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619">
                <text:p>0.9361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69206">
                <text:p>0.669206</text:p>
              </table:table-cell>
              <table:table-cell office:value-type="float" office:value="0.907937">
                <text:p>0.907937</text:p>
              </table:table-cell>
              <table:table-cell office:value-type="float" office:value="0.953651">
                <text:p>0.95365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0349">
                <text:p>0.93034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68571">
                <text:p>0.668571</text:p>
              </table:table-cell>
              <table:table-cell office:value-type="float" office:value="0.907302">
                <text:p>0.907302</text:p>
              </table:table-cell>
              <table:table-cell office:value-type="float" office:value="0.95746">
                <text:p>0.9574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079">
                <text:p>0.96507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0794">
                <text:p>0.93079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95238">
                <text:p>0.695238</text:p>
              </table:table-cell>
              <table:table-cell office:value-type="float" office:value="0.932063">
                <text:p>0.93206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7143">
                <text:p>0.93714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68571">
                <text:p>0.668571</text:p>
              </table:table-cell>
              <table:table-cell office:value-type="float" office:value="0.937143">
                <text:p>0.93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4857">
                <text:p>0.93485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66667">
                <text:p>0.666667</text:p>
              </table:table-cell>
              <table:table-cell office:value-type="float" office:value="0.805714">
                <text:p>0.80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984">
                <text:p>0.96698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1079">
                <text:p>0.92107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64762">
                <text:p>0.664762</text:p>
              </table:table-cell>
              <table:table-cell office:value-type="float" office:value="0.692698">
                <text:p>0.69269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9841">
                <text:p>0.90984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44444">
                <text:p>0.644444</text:p>
              </table:table-cell>
              <table:table-cell office:value-type="float" office:value="0.807619">
                <text:p>0.80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9175">
                <text:p>0.91917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834921">
                <text:p>0.83492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3492">
                <text:p>0.92349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52698">
                <text:p>0.652698</text:p>
              </table:table-cell>
              <table:table-cell office:value-type="float" office:value="0.697778">
                <text:p>0.697778</text:p>
              </table:table-cell>
              <table:table-cell office:value-type="float" office:value="0.950476">
                <text:p>0.95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4444">
                <text:p>0.96444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654">
                <text:p>0.9065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52698">
                <text:p>0.652698</text:p>
              </table:table-cell>
              <table:table-cell office:value-type="float" office:value="0.667937">
                <text:p>0.667937</text:p>
              </table:table-cell>
              <table:table-cell office:value-type="float" office:value="0.809524">
                <text:p>0.80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89397">
                <text:p>0.88939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3492">
                <text:p>0.70349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06349">
                <text:p>0.80634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9054">
                <text:p>0.8905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64127">
                <text:p>0.664127</text:p>
              </table:table-cell>
              <table:table-cell office:value-type="float" office:value="0.666667">
                <text:p>0.666667</text:p>
              </table:table-cell>
              <table:table-cell office:value-type="float" office:value="0.829206">
                <text:p>0.82920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93016">
                <text:p>0.89301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46984">
                <text:p>0.646984</text:p>
              </table:table-cell>
              <table:table-cell office:value-type="float" office:value="0.666667">
                <text:p>0.666667</text:p>
              </table:table-cell>
              <table:table-cell office:value-type="float" office:value="0.746032">
                <text:p>0.74603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794">
                <text:p>0.97079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83048">
                <text:p>0.88304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06984">
                <text:p>0.606984</text:p>
              </table:table-cell>
              <table:table-cell office:value-type="float" office:value="0.666667">
                <text:p>0.666667</text:p>
              </table:table-cell>
              <table:table-cell office:value-type="float" office:value="0.730794">
                <text:p>0.730794</text:p>
              </table:table-cell>
              <table:table-cell office:value-type="float" office:value="0.942222">
                <text:p>0.94222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794">
                <text:p>0.97079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75556">
                <text:p>0.8755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27302">
                <text:p>0.627302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825">
                <text:p>0.676825</text:p>
              </table:table-cell>
              <table:table-cell office:value-type="float" office:value="0.868571">
                <text:p>0.86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64571">
                <text:p>0.86457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24762">
                <text:p>0.62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72254">
                <text:p>0.72254</text:p>
              </table:table-cell>
              <table:table-cell office:value-type="float" office:value="0.949206">
                <text:p>0.94920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76762">
                <text:p>0.87676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47619">
                <text:p>0.647619</text:p>
              </table:table-cell>
              <table:table-cell office:value-type="float" office:value="0.706667">
                <text:p>0.706667</text:p>
              </table:table-cell>
              <table:table-cell office:value-type="float" office:value="0.955556">
                <text:p>0.95555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8127">
                <text:p>0.90812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3619">
                <text:p>0.63619</text:p>
              </table:table-cell>
              <table:table-cell office:value-type="float" office:value="0.669206">
                <text:p>0.669206</text:p>
              </table:table-cell>
              <table:table-cell office:value-type="float" office:value="0.789206">
                <text:p>0.78920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86032">
                <text:p>0.8860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46349">
                <text:p>0.646349</text:p>
              </table:table-cell>
              <table:table-cell office:value-type="float" office:value="0.666667">
                <text:p>0.666667</text:p>
              </table:table-cell>
              <table:table-cell office:value-type="float" office:value="0.680635">
                <text:p>0.680635</text:p>
              </table:table-cell>
              <table:table-cell office:value-type="float" office:value="0.88127">
                <text:p>0.8812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67937">
                <text:p>0.86793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65397">
                <text:p>0.66539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3175">
                <text:p>0.723175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794">
                <text:p>0.97079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82476">
                <text:p>0.88247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65397">
                <text:p>0.665397</text:p>
              </table:table-cell>
              <table:table-cell office:value-type="float" office:value="0.667937">
                <text:p>0.667937</text:p>
              </table:table-cell>
              <table:table-cell office:value-type="float" office:value="0.809524">
                <text:p>0.80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91238">
                <text:p>0.89123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39365">
                <text:p>0.83936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94159">
                <text:p>0.89415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206">
                <text:p>0.669206</text:p>
              </table:table-cell>
              <table:table-cell office:value-type="float" office:value="0.914921">
                <text:p>0.91492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2667">
                <text:p>0.902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64127">
                <text:p>0.664127</text:p>
              </table:table-cell>
              <table:table-cell office:value-type="float" office:value="0.687619">
                <text:p>0.68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984">
                <text:p>0.96698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8063">
                <text:p>0.90806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41905">
                <text:p>0.641905</text:p>
              </table:table-cell>
              <table:table-cell office:value-type="float" office:value="0.691429">
                <text:p>0.69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794">
                <text:p>0.97079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7556">
                <text:p>0.9075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44444">
                <text:p>0.644444</text:p>
              </table:table-cell>
              <table:table-cell office:value-type="float" office:value="0.674286">
                <text:p>0.674286</text:p>
              </table:table-cell>
              <table:table-cell office:value-type="float" office:value="0.935238">
                <text:p>0.93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3238">
                <text:p>0.90323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69206">
                <text:p>0.669206</text:p>
              </table:table-cell>
              <table:table-cell office:value-type="float" office:value="0.930159">
                <text:p>0.93015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4444">
                <text:p>0.96444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4476">
                <text:p>0.93447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66667">
                <text:p>0.666667</text:p>
              </table:table-cell>
              <table:table-cell office:value-type="float" office:value="0.859048">
                <text:p>0.8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984">
                <text:p>0.96698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6413">
                <text:p>0.92641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33968">
                <text:p>0.73396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3619">
                <text:p>0.94361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61587">
                <text:p>0.661587</text:p>
              </table:table-cell>
              <table:table-cell office:value-type="float" office:value="0.921905">
                <text:p>0.92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2063">
                <text:p>0.93206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60952">
                <text:p>0.660952</text:p>
              </table:table-cell>
              <table:table-cell office:value-type="float" office:value="0.861587">
                <text:p>0.86158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6222">
                <text:p>0.92622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62222">
                <text:p>0.662222</text:p>
              </table:table-cell>
              <table:table-cell office:value-type="float" office:value="0.756825">
                <text:p>0.756825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7619">
                <text:p>0.96761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5683">
                <text:p>0.91568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44444">
                <text:p>0.644444</text:p>
              </table:table-cell>
              <table:table-cell office:value-type="float" office:value="0.832381">
                <text:p>0.83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794">
                <text:p>0.97079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0952">
                <text:p>0.92095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01905">
                <text:p>0.601905</text:p>
              </table:table-cell>
              <table:table-cell office:value-type="float" office:value="0.829841">
                <text:p>0.82984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6254">
                <text:p>0.91625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70476">
                <text:p>0.67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4857">
                <text:p>0.93485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26349">
                <text:p>0.726349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7619">
                <text:p>0.96761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1651">
                <text:p>0.94165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64762">
                <text:p>0.664762</text:p>
              </table:table-cell>
              <table:table-cell office:value-type="float" office:value="0.876825">
                <text:p>0.87682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7302">
                <text:p>0.92730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49524">
                <text:p>0.649524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4921">
                <text:p>0.93492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3746">
                <text:p>0.63746</text:p>
              </table:table-cell>
              <table:table-cell office:value-type="float" office:value="0.798095">
                <text:p>0.79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6762">
                <text:p>0.91676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57778">
                <text:p>0.657778</text:p>
              </table:table-cell>
              <table:table-cell office:value-type="float" office:value="0.667937">
                <text:p>0.667937</text:p>
              </table:table-cell>
              <table:table-cell office:value-type="float" office:value="0.937778">
                <text:p>0.93777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3619">
                <text:p>0.90361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23492">
                <text:p>0.623492</text:p>
              </table:table-cell>
              <table:table-cell office:value-type="float" office:value="0.726984">
                <text:p>0.726984</text:p>
              </table:table-cell>
              <table:table-cell office:value-type="float" office:value="0.96127">
                <text:p>0.9612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8317">
                <text:p>0.90831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60317">
                <text:p>0.660317</text:p>
              </table:table-cell>
              <table:table-cell office:value-type="float" office:value="0.769524">
                <text:p>0.76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079">
                <text:p>0.96507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6635">
                <text:p>0.91663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56508">
                <text:p>0.656508</text:p>
              </table:table-cell>
              <table:table-cell office:value-type="float" office:value="0.695238">
                <text:p>0.69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08889">
                <text:p>0.90888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34921">
                <text:p>0.634921</text:p>
              </table:table-cell>
              <table:table-cell office:value-type="float" office:value="0.765079">
                <text:p>0.76507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4444">
                <text:p>0.96444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13587">
                <text:p>0.91358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86349">
                <text:p>0.68634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54">
                <text:p>0.96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9175">
                <text:p>0.93917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779683">
                <text:p>0.77968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6349">
                <text:p>0.96634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8889">
                <text:p>0.94888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810794">
                <text:p>0.81079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2254">
                <text:p>0.95225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796825">
                <text:p>0.79682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1238">
                <text:p>0.95123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88254">
                <text:p>0.88825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079">
                <text:p>0.96507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60571">
                <text:p>0.96057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59048">
                <text:p>0.8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7206">
                <text:p>0.95720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813968">
                <text:p>0.813968</text:p>
              </table:table-cell>
              <table:table-cell office:value-type="float" office:value="0.956825">
                <text:p>0.95682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219">
                <text:p>0.9521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60635">
                <text:p>0.760635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7111">
                <text:p>0.94711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68889">
                <text:p>0.768889</text:p>
              </table:table-cell>
              <table:table-cell office:value-type="float" office:value="0.945397">
                <text:p>0.94539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6095">
                <text:p>0.9460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01905">
                <text:p>0.80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079">
                <text:p>0.96507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1937">
                <text:p>0.95193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31746">
                <text:p>0.831746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4984">
                <text:p>0.95498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1619">
                <text:p>0.91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64127">
                <text:p>0.96412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826032">
                <text:p>0.826032</text:p>
              </table:table-cell>
              <table:table-cell office:value-type="float" office:value="0.960635">
                <text:p>0.960635</text:p>
              </table:table-cell>
              <table:table-cell office:value-type="float" office:value="0.961905">
                <text:p>0.96190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4857">
                <text:p>0.95485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813333">
                <text:p>0.813333</text:p>
              </table:table-cell>
              <table:table-cell office:value-type="float" office:value="0.959365">
                <text:p>0.95936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2889">
                <text:p>0.95288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38413">
                <text:p>0.738413</text:p>
              </table:table-cell>
              <table:table-cell office:value-type="float" office:value="0.951746">
                <text:p>0.95174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175">
                <text:p>0.963175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44381">
                <text:p>0.94438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64762">
                <text:p>0.66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59365">
                <text:p>0.95936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254">
                <text:p>0.96825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5429">
                <text:p>0.93542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66667">
                <text:p>0.66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6825">
                <text:p>0.95682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8889">
                <text:p>0.96888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35429">
                <text:p>0.93542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66667">
                <text:p>0.666667</text:p>
              </table:table-cell>
              <table:table-cell office:value-type="float" office:value="0.860952">
                <text:p>0.860952</text:p>
              </table:table-cell>
              <table:table-cell office:value-type="float" office:value="0.953016">
                <text:p>0.95301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9524">
                <text:p>0.96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6921">
                <text:p>0.92692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64762">
                <text:p>0.664762</text:p>
              </table:table-cell>
              <table:table-cell office:value-type="float" office:value="0.876825">
                <text:p>0.876825</text:p>
              </table:table-cell>
              <table:table-cell office:value-type="float" office:value="0.95873">
                <text:p>0.95873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2946">
                <text:p>0.92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